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.058cm"/>
        </style:tab-stops>
      </style:paragraph-properties>
      <style:text-properties fo:color="#ff333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PI.h&gt; <text:s text:c="8"/>// needed for Arduino versions later than 0018</text:p>
      <text:p text:style-name="Standard">#include &lt;Ethernet.h&gt;</text:p>
      <text:p text:style-name="Standard">#include &lt;EthernetUdp.h&gt; <text:s text:c="8"/>// UDP library from: bjoern@cs.stanford.edu 12/30/2008</text:p>
      <text:p text:style-name="Standard">#include &lt;EEPROM.h&gt;</text:p>
      <text:p text:style-name="Standard">#include &lt;Wire.h&gt;</text:p>
      <text:p text:style-name="P1">#include &lt;IRremote.h&gt;</text:p>
      <text:p text:style-name="Standard"/>
      <text:p text:style-name="Standard">#define DS1307_I2C_ADDRESS 0x68 <text:s/>//Direccion Reloj</text:p>
      <text:p text:style-name="Standard"/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ZONA DE CONFIGURACIONES </text:p>
      <text:p text:style-name="Standard">//Define numero de entradas salidas </text:p>
      <text:p text:style-name="Standard">//Configuracion Red</text:p>
      <text:p text:style-name="Standard"/>
      <text:p text:style-name="Standard">/******************************************************************************************************************************/</text:p>
      <text:p text:style-name="Standard"/>
      <text:p text:style-name="Standard">//SETTINGS ZONE</text:p>
      <text:p text:style-name="Standard">//Defines number of inputs and outputs</text:p>
      <text:p text:style-name="Standard">//Network configuration</text:p>
      <text:p text:style-name="Standard">//Set or Restet Daylight saving time o DST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Activa o desactiva cambio hora automatico invierno verano</text:p>
      <text:p text:style-name="Standard">//Set or Restet Daylight saving time o DST</text:p>
      <text:p text:style-name="Standard">//El modo dts esta configurado para europa</text:p>
      <text:p text:style-name="Standard">//Dts mode is set to europe</text:p>
      <text:p text:style-name="Standard">//Para otros paises configure funcion CargaHora()</text:p>
      <text:p text:style-name="Standard">//For other countries configure <text:s/>function <text:s/>CargaHora()</text:p>
      <text:p text:style-name="Standard">const boolean Enable_DaylightSavingTime <text:s/>= true; </text:p>
      <text:p text:style-name="Standard"><text:soft-page-break/></text:p>
      <text:p text:style-name="Standard"/>
      <text:p text:style-name="Standard">//Numero de Entradas con conmutador</text:p>
      <text:p text:style-name="Standard">//Number of swicth Inputs</text:p>
      <text:p text:style-name="Standard">const int Number_SwicthInput = 2; </text:p>
      <text:p text:style-name="Standard">//Numero de Entradas</text:p>
      <text:p text:style-name="Standard">//Number of Inputs</text:p>
      <text:p text:style-name="Standard">const int Number_Input = 10; </text:p>
      <text:p text:style-name="Standard">//Numero de Salidas</text:p>
      <text:p text:style-name="Standard">//Number of Outputs</text:p>
      <text:p text:style-name="Standard">const int Number_Output = 16;</text:p>
      <text:p text:style-name="Standard">//Numero de Persianas</text:p>
      <text:p text:style-name="Standard">//Number of blind</text:p>
      <text:p text:style-name="Standard">const int NumeroPersianas = 2; </text:p>
      <text:p text:style-name="Standard">//Pin para recepción infrarrojo = 19</text:p>
      <text:p text:style-name="Standard">//Infrared reception Pin = 19</text:p>
      <text:p text:style-name="Standard">//Puedes cambiar ese pin</text:p>
      <text:p text:style-name="Standard">//You can change this pin</text:p>
      <text:p text:style-name="P2"/>
      <text:p text:style-name="Standard"/>
      <text:p text:style-name="Standard">//CONFIGURACION DE RED</text:p>
      <text:p text:style-name="Standard">//Direccion IP ES MUY PROBABLE QUE TENGAS QUE AJUSTARLO A TU RED LOCAL</text:p>
      <text:p text:style-name="Standard">//Cambia la ip por una dentro de tu rango, tambien debes actualizarla en tu aplicacion android</text:p>
      <text:p text:style-name="Standard">//Tambien puedes cambiar el puerto, por defecto 5000</text:p>
      <text:p text:style-name="Standard"/>
      <text:p text:style-name="Standard">// NETWORK CONFIGURATION</text:p>
      <text:p text:style-name="Standard">// IP Address, ADJUST TO YOUR LOCAL NETWORK</text:p>
      <text:p text:style-name="Standard">//If you change the IP address will have to adjust in android application</text:p>
      <text:p text:style-name="Standard">//If you change the Local Port address will have to adjust in android application</text:p>
      <text:p text:style-name="Standard"/>
      <text:p text:style-name="Standard">byte mac[] = {0xDE, 0xAD, 0xBE, 0xEF, 0xFE, 0xED };</text:p>
      <text:p text:style-name="Standard">IPAddress ip(192, 168, 1, 200);</text:p>
      <text:p text:style-name="Standard">unsigned int localPort = 5000; <text:s text:c="5"/>// puerto local para eschucha de paquete</text:p>
      <text:p text:style-name="Standard"/>
      <text:p text:style-name="Standard">const String Mail ="";</text:p>
      <text:p text:style-name="Standard">const char* Key ="12345678"; <text:s text:c="9"/>//8 Characters, no more, no less....8 Caracteres, no mas, no menos</text:p>
      <text:p text:style-name="Standard">const boolean SecureConnection=false; <text:s/>// ENABLED SECURE CONNECTION = TRUE.... CONEXION SEGURA = TRUE</text:p>
      <text:p text:style-name="Standard">byte EspRfrIp = 0;</text:p>
      <text:p text:style-name="Standard"/>
      <text:p text:style-name="Standard"/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<text:soft-page-break/>********************/</text:p>
      <text:p text:style-name="Standard">//FIN DE ZONAS DE CONFIGURACIONES</text:p>
      <text:p text:style-name="Standard">//END SETTINGS ZONE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P1">IRrecv irrecv(19);//El 19 corresponde con el pin de arduino, cambiar para utilizar otro</text:p>
      <text:p text:style-name="P1">decode_results results;</text:p>
      <text:p text:style-name="P1">IRsend irsend;</text:p>
      <text:p text:style-name="Standard">// buffers para recepcion y envio de datos</text:p>
      <text:p text:style-name="Standard">char packetBuffer[UDP_TX_PACKET_MAX_SIZE]; </text:p>
      <text:p text:style-name="Standard">EthernetClient client;</text:p>
      <text:p text:style-name="P1"/>
      <text:p text:style-name="Standard">// Instanacia Ethernet UDP Para enviar y recibir paqueteP</text:p>
      <text:p text:style-name="Standard">EthernetUDP Udp;</text:p>
      <text:p text:style-name="Standard">//Varibles Reloj</text:p>
      <text:p text:style-name="Standard">byte second, minute, hour, dayOfWeek, dayOfMonth, month, year,minutoMemory,TipoDia;</text:p>
      <text:p text:style-name="Standard">boolean HoraRetrasa;</text:p>
      <text:p text:style-name="Standard">unsigned long LastMsg;</text:p>
      <text:p text:style-name="Standard"/>
      <text:p text:style-name="Standard">//Variables Gestion Entradas Salidas</text:p>
      <text:p text:style-name="Standard">int PinSwicthInput[Number_SwicthInput]; <text:s text:c="5"/>//Asocia el pin a la entrada correspondiente</text:p>
      <text:p text:style-name="Standard">unsigned long LastTimeSwicthInput[Number_SwicthInput]; <text:s/>//Ultima vez que la entrada cambio el estado</text:p>
      <text:p text:style-name="Standard">int SwicthState[Number_SwicthInput]; <text:s text:c="8"/>// current state of the button</text:p>
      <text:p text:style-name="Standard"/>
      <text:p text:style-name="Standard">int PinInput[Number_Input]; <text:s text:c="5"/>//Asocia el pin a la entrada correspondiente</text:p>
      <text:p text:style-name="Standard">unsigned long LastTimeInput[Number_Input]; <text:s/>//Ultima vez que la entrada estaba en reposo</text:p>
      <text:p text:style-name="Standard">byte InState[Number_Input]; <text:s/>//Estado Entrada</text:p>
      <text:p text:style-name="Standard">int PinOutput[Number_Output]; <text:s text:c="5"/>//Asocia el pin a la entrada correspondiente</text:p>
      <text:p text:style-name="Standard"/>
      <text:p text:style-name="Standard">//Registros Salidas Circuitos</text:p>
      <text:p text:style-name="Standard">byte ElectricalCircuitValue[30];</text:p>
      <text:p text:style-name="Standard">float Temperatura1=22.2;</text:p>
      <text:p text:style-name="Standard">float Temperatura2=22.4;</text:p>
      <text:p text:style-name="Standard">float Temperatura3=49;</text:p>
      <text:p text:style-name="Standard"/>
      <text:p text:style-name="Standard">/////////////////////////////////////////////////////////////////////////////////////////////////////////</text:p>
      <text:p text:style-name="Standard">//Configuracion Persianas</text:p>
      <text:p text:style-name="Standard">/////////////////////////////////////////////////////////////////////////////////////////////////////////</text:p>
      <text:p text:style-name="Standard">byte PosicionPersiana[NumeroPersianas]; <text:s/>//Controla la posicion de la persiana % Subida</text:p>
      <text:p text:style-name="Standard">unsigned long TiempoMovPersiana[NumeroPersianas]; <text:s/>//Tiempo de mov desde el ultimo refresco</text:p>
      <text:p text:style-name="Standard"/>
      <text:p text:style-name="Standard">//Memoria de tiempos y posicion respecto a tiempo</text:p>
      <text:p text:style-name="Standard"><text:soft-page-break/>unsigned long TiempoPosPersianaUp[NumeroPersianas]; <text:s/>//Posicion persiana en subida</text:p>
      <text:p text:style-name="Standard">unsigned long TiempoPosPersianaDown[NumeroPersianas]; <text:s/>//Posicion persiana en Bajada</text:p>
      <text:p text:style-name="Standard">unsigned long TimUpPersiana[NumeroPersianas]; <text:s/>//Tiempo en MicrosSg subida persiana</text:p>
      <text:p text:style-name="Standard">unsigned long TimDowPersiana[NumeroPersianas]; <text:s/>//Tiempo en MicrosSg bajada persiana</text:p>
      <text:p text:style-name="Standard"/>
      <text:p text:style-name="Standard">//Variables para salidas y entradas</text:p>
      <text:p text:style-name="Standard">boolean OutUpPersiana[NumeroPersianas]; <text:s/>//Boleana para activar salida persiana</text:p>
      <text:p text:style-name="Standard">boolean OutDowPersiana[NumeroPersianas]; <text:s/>//Boleana para activar salida persiana</text:p>
      <text:p text:style-name="Standard">boolean InUpPersiana[NumeroPersianas]; <text:s/>//Boleana pulsador subida Persiana</text:p>
      <text:p text:style-name="Standard">boolean InDowPersiana[NumeroPersianas]; <text:s/>//Boleana pulsador bajada Persiana</text:p>
      <text:p text:style-name="Standard"/>
      <text:p text:style-name="Standard">boolean Condicionados[10]; <text:s text:c="13"/>//Guarda el estado de los condicionados</text:p>
      <text:p text:style-name="Standard">byte Consignas[10];</text:p>
      <text:p text:style-name="Standard"/>
      <text:p text:style-name="Standard">void setup() {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 <text:s/>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<text:s text:c="2"/>//ZONA DE CONFIGURACIONES </text:p>
      <text:p text:style-name="Standard"><text:s text:c="2"/>//Configura pines de entrada</text:p>
      <text:p text:style-name="Standard"><text:s text:c="2"/>//Configura pines salida</text:p>
      <text:p text:style-name="Standard"><text:s text:c="2"/>/******************************************************************************************************************************/</text:p>
      <text:p text:style-name="Standard"/>
      <text:p text:style-name="Standard"><text:s text:c="2"/>//SETTINGS ZONE</text:p>
      <text:p text:style-name="Standard"><text:s text:c="2"/>//inputs PIN, number in arduino board</text:p>
      <text:p text:style-name="Standard"><text:s text:c="2"/>//Output Pin, number in arduino board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<text:s text:c="2"/></text:p>
      <text:p text:style-name="Standard"><text:s text:c="3"/></text:p>
      <text:p text:style-name="Standard"/>
      <text:p text:style-name="Standard"><text:soft-page-break/><text:s text:c="2"/>//Pines de entrada</text:p>
      <text:p text:style-name="Standard"><text:s text:c="2"/>PinInput[0]=40;</text:p>
      <text:p text:style-name="Standard"><text:s text:c="2"/>PinInput[1]=41;</text:p>
      <text:p text:style-name="Standard"><text:s text:c="2"/>PinInput[2]=42;</text:p>
      <text:p text:style-name="Standard"><text:s text:c="2"/>PinInput[3]=43;</text:p>
      <text:p text:style-name="Standard"><text:s text:c="2"/>PinInput[4]=44;</text:p>
      <text:p text:style-name="Standard"><text:s text:c="2"/>PinInput[5]=45;</text:p>
      <text:p text:style-name="Standard"><text:s text:c="2"/>PinInput[6]=46;</text:p>
      <text:p text:style-name="Standard"><text:s text:c="2"/>PinInput[7]=47;</text:p>
      <text:p text:style-name="Standard"><text:s text:c="2"/>PinInput[8]=48;</text:p>
      <text:p text:style-name="Standard"><text:s text:c="2"/>PinInput[9]=49;</text:p>
      <text:p text:style-name="Standard"><text:s text:c="4"/>//Pines entrada con Conmutador</text:p>
      <text:p text:style-name="Standard"><text:s text:c="2"/>PinSwicthInput[0]=38;</text:p>
      <text:p text:style-name="Standard"><text:s text:c="2"/>PinSwicthInput[1]=39;</text:p>
      <text:p text:style-name="Standard"><text:s text:c="2"/>//Pines de salida</text:p>
      <text:p text:style-name="Standard"/>
      <text:p text:style-name="Standard"><text:s text:c="2"/>PinOutput[0]=22;</text:p>
      <text:p text:style-name="Standard"><text:s text:c="2"/>PinOutput[1]=23;</text:p>
      <text:p text:style-name="Standard"><text:s text:c="2"/>PinOutput[2]=24;</text:p>
      <text:p text:style-name="Standard"><text:s text:c="2"/>PinOutput[3]=25;</text:p>
      <text:p text:style-name="Standard"><text:s text:c="2"/>PinOutput[4]=26;</text:p>
      <text:p text:style-name="Standard"><text:s text:c="2"/>PinOutput[5]=27;</text:p>
      <text:p text:style-name="Standard"><text:s text:c="2"/>PinOutput[6]=28;</text:p>
      <text:p text:style-name="Standard"><text:s text:c="2"/>PinOutput[7]=29;</text:p>
      <text:p text:style-name="Standard"><text:s text:c="2"/>PinOutput[8]=30;</text:p>
      <text:p text:style-name="Standard"><text:s text:c="2"/>PinOutput[9]=31;</text:p>
      <text:p text:style-name="Standard"><text:s text:c="2"/>PinOutput[10]=32;</text:p>
      <text:p text:style-name="Standard"><text:s text:c="2"/>PinOutput[11]=33;</text:p>
      <text:p text:style-name="Standard"><text:s text:c="2"/>PinOutput[12]=34;</text:p>
      <text:p text:style-name="Standard"><text:s text:c="2"/>PinOutput[13]=35;</text:p>
      <text:p text:style-name="Standard"><text:s text:c="2"/>PinOutput[14]=36;</text:p>
      <text:p text:style-name="Standard"><text:s text:c="2"/>PinOutput[15]=37;</text:p>
      <text:p text:style-name="Standard"><text:s/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FIN DE ZONAS DE CONFIGURACIONES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/>
      <text:p text:style-name="Standard"><text:soft-page-break/><text:s text:c="2"/>Serial.begin(9600);</text:p>
      <text:p text:style-name="Standard"><text:s text:c="2"/>// Inico Ethernet y UDP</text:p>
      <text:p text:style-name="Standard"/>
      <text:p text:style-name="Standard"><text:s text:c="2"/>Ethernet.begin(mac,ip);</text:p>
      <text:p text:style-name="Standard"><text:s text:c="2"/>Udp.begin(localPort);</text:p>
      <text:p text:style-name="Standard"><text:s text:c="2"/></text:p>
      <text:p text:style-name="Standard"><text:s text:c="2"/>//Inicio control Horarios</text:p>
      <text:p text:style-name="Standard"><text:s text:c="2"/>Wire.begin();</text:p>
      <text:p text:style-name="Standard"><text:s text:c="2"/>CargaHora();</text:p>
      <text:p text:style-name="Standard"/>
      <text:p text:style-name="Standard"><text:s text:c="2"/>//Iniciamos Entradas Salidas</text:p>
      <text:p text:style-name="Standard"><text:s text:c="2"/>for (int i =0; i&lt;30; i++){ElectricalCircuitValue[i]=0;}</text:p>
      <text:p text:style-name="Standard"><text:s text:c="2"/></text:p>
      <text:p text:style-name="Standard"><text:s text:c="2"/>//Fijamos pines entrada salida</text:p>
      <text:p text:style-name="Standard"><text:s text:c="2"/>unsigned long currenMillis = millis();</text:p>
      <text:p text:style-name="Standard"><text:s text:c="2"/>for (int i=0; i&lt;Number_Input;i++){pinMode(PinInput[i], INPUT);LastTimeInput[i]=currenMillis;InState[i]=0;}</text:p>
      <text:p text:style-name="Standard"><text:s text:c="2"/>for (int i=0; i&lt;Number_Output;i++){pinMode(PinOutput[i], OUTPUT);}</text:p>
      <text:p text:style-name="Standard"><text:s text:c="2"/>for (int i=0; i&lt;10;i++){Consignas[i]=EEPROM.read(940 + i);}</text:p>
      <text:p text:style-name="Standard"><text:s text:c="2"/>int reading;</text:p>
      <text:p text:style-name="Standard"><text:s text:c="2"/>for (int i=0; i&lt;Number_SwicthInput;i++){pinMode(PinSwicthInput[i], INPUT);reading = digitalRead(PinSwicthInput[i]);LastTimeSwicthInput[i]=millis();SwicthState[i]=reading;}</text:p>
      <text:p text:style-name="Standard"><text:s text:c="2"/></text:p>
      <text:p text:style-name="Standard"><text:s text:c="2"/>//Fijamos Temp. <text:s/>Consigna en Inicio</text:p>
      <text:p text:style-name="Standard"><text:s text:c="2"/>ElectricalCircuitValue[20]=20;</text:p>
      <text:p text:style-name="Standard"><text:s text:c="2"/>ElectricalCircuitValue[21]=20;</text:p>
      <text:p text:style-name="Standard"><text:s text:c="2"/>ElectricalCircuitValue[22]=20;</text:p>
      <text:p text:style-name="Standard"><text:s text:c="2"/></text:p>
      <text:p text:style-name="Standard"/>
      <text:p text:style-name="Standard"><text:s text:c="2"/></text:p>
      <text:p text:style-name="Standard"><text:s text:c="2"/>//Fijamo valores y posicion inicio persianas</text:p>
      <text:p text:style-name="Standard"><text:s text:c="2"/>//Fijamos el tiempo de subida bajada Persianas</text:p>
      <text:p text:style-name="Standard"><text:s/>//Se encuentran apartir de la direccion 3880 </text:p>
      <text:p text:style-name="Standard"><text:s/>//</text:p>
      <text:p text:style-name="Standard"><text:s/>ReiniciarTiempoPersianas();</text:p>
      <text:p text:style-name="Standard"/>
      <text:p text:style-name="Standard"><text:s/>//Subimos las persianas a iniciar para ajustar posicion</text:p>
      <text:p text:style-name="Standard"><text:s/>for (int per=0; per&lt;NumeroPersianas; per++){</text:p>
      <text:p text:style-name="Standard"><text:s text:c="3"/>ReiniciarPosicionPersiana(per);</text:p>
      <text:p text:style-name="Standard"><text:s text:c="3"/>InDowPersiana[per]=false;</text:p>
      <text:p text:style-name="Standard"><text:s text:c="3"/>InUpPersiana[per]=false;</text:p>
      <text:p text:style-name="Standard"><text:s/>}</text:p>
      <text:p text:style-name="Standard"><text:s/><text:span text:style-name="T2"><text:s/>irrecv.enableIRIn(); // Start the receiver</text:span></text:p>
      <text:p text:style-name="Standard">}</text:p>
      <text:p text:style-name="Standard"><text:s/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EVENTOS CONTROL ENTRADAS SALIDAS</text:p>
      <text:p text:style-name="Standard">//INPUT OUTPUT CONTROL EVENTS</text:p>
      <text:p text:style-name="Standard"/>
      <text:p text:style-name="Standard"><text:soft-page-break/>//CUATRO EVENTOS PARA ENTRADAS DIGITALES</text:p>
      <text:p text:style-name="Standard">//CONMUTADOR CAMBIA VALOR</text:p>
      <text:p text:style-name="Standard">//PULSACION CORTA</text:p>
      <text:p text:style-name="Standard">//PULSACION LARGA, MAYOR DE 0.5 SEGUNDOS</text:p>
      <text:p text:style-name="Standard">//FINAL PULSACION LARGA</text:p>
      <text:p text:style-name="Standard"/>
      <text:p text:style-name="Standard">// FOUR EVENTS FOR DIGITAL INPUTS</text:p>
      <text:p text:style-name="Standard">//VALUE CHANGE SWITCH</text:p>
      <text:p text:style-name="Standard">// PRESS SHORT</text:p>
      <text:p text:style-name="Standard">// PRESS LONG, OVER 0.5 SECONDS</text:p>
      <text:p text:style-name="Standard">// LONG PRESS END.</text:p>
      <text:p text:style-name="Standard"/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void SwicthStateChange(int NumberInput){</text:p>
      <text:p text:style-name="Standard"><text:s text:c="2"/>//Serial.println(NumberInput);</text:p>
      <text:p text:style-name="Standard"><text:s text:c="4"/>/*****************************************************************/</text:p>
      <text:p text:style-name="Standard"><text:s text:c="2"/>//Este evento se produce cuando un conmutador cambia posicion</text:p>
      <text:p text:style-name="Standard"><text:s text:c="2"/>// This event occurs with swicth change state.</text:p>
      <text:p text:style-name="Standard"><text:s text:c="2"/>/*****************************************************************/</text:p>
      <text:p text:style-name="Standard"><text:s text:c="4"/>//Ejemplo de uso</text:p>
      <text:p text:style-name="Standard"><text:s text:c="2"/>// Example of use</text:p>
      <text:p text:style-name="Standard"><text:s text:c="2"/></text:p>
      <text:p text:style-name="Standard"/>
      <text:p text:style-name="Standard"><text:s text:c="2"/>//Ado Pasillo</text:p>
      <text:p text:style-name="Standard"><text:s text:c="3"/>if (NumberInput==0){if (ElectricalCircuitValue[2]==1){ElectricalCircuitValue[2]=0;}else{ElectricalCircuitValue[2]=1;}}</text:p>
      <text:p text:style-name="Standard"><text:s text:c="3"/>//Ado con Interruptor</text:p>
      <text:p text:style-name="Standard"><text:s text:c="3"/>if (NumberInput==1){if (ElectricalCircuitValue[3]==1){ElectricalCircuitValue[3]=0;}else{ElectricalCircuitValue[3]=1;}}</text:p>
      <text:p text:style-name="Standard">}</text:p>
      <text:p text:style-name="Standard">void ShortInput(int NumberInput){</text:p>
      <text:p text:style-name="Standard"><text:s text:c="2"/>/*****************************************************************/</text:p>
      <text:p text:style-name="Standard"><text:s text:c="2"/>//Este evento se produce con una pulsación corta.</text:p>
      <text:p text:style-name="Standard"><text:s text:c="2"/>// This event occurs with a short press.</text:p>
      <text:p text:style-name="Standard"><text:s text:c="2"/>/*****************************************************************/</text:p>
      <text:p text:style-name="Standard"><text:s text:c="2"/>//Ejemplo de uso</text:p>
      <text:p text:style-name="Standard"><text:s text:c="2"/>// Example of use</text:p>
      <text:p text:style-name="Standard"><text:s text:c="2"/></text:p>
      <text:p text:style-name="Standard"><text:s text:c="2"/></text:p>
      <text:p text:style-name="Standard"><text:s text:c="2"/>//Iluminacion 1</text:p>
      <text:p text:style-name="Standard"><text:s text:c="2"/>if (NumberInput==0){</text:p>
      <text:p text:style-name="Standard"><text:soft-page-break/><text:s text:c="9"/>switch (ElectricalCircuitValue[0]) {</text:p>
      <text:p text:style-name="Standard"><text:s text:c="10"/>case 0: <text:s text:c="3"/></text:p>
      <text:p text:style-name="Standard"><text:s text:c="12"/>ElectricalCircuitValue[0]=3; break;</text:p>
      <text:p text:style-name="Standard"><text:s text:c="10"/>case 1: <text:s text:c="3"/></text:p>
      <text:p text:style-name="Standard"><text:s text:c="12"/>ElectricalCircuitValue[0]=3; break;</text:p>
      <text:p text:style-name="Standard"><text:s text:c="10"/>case 2: <text:s text:c="3"/></text:p>
      <text:p text:style-name="Standard"><text:s text:c="13"/>ElectricalCircuitValue[0]=1; break;</text:p>
      <text:p text:style-name="Standard"><text:s text:c="10"/>case 3: <text:s text:c="3"/></text:p>
      <text:p text:style-name="Standard"><text:s text:c="13"/>ElectricalCircuitValue[0]=2; break; </text:p>
      <text:p text:style-name="Standard"><text:s text:c="7"/>} <text:s/></text:p>
      <text:p text:style-name="Standard"><text:s text:c="2"/>}</text:p>
      <text:p text:style-name="Standard"><text:s text:c="2"/>//Iluminacion 2</text:p>
      <text:p text:style-name="Standard"><text:s text:c="2"/>if (NumberInput==2){</text:p>
      <text:p text:style-name="Standard"><text:s text:c="5"/>switch (ElectricalCircuitValue[1]) {</text:p>
      <text:p text:style-name="Standard"><text:s text:c="10"/>case 0: <text:s text:c="3"/></text:p>
      <text:p text:style-name="Standard"><text:s text:c="12"/>ElectricalCircuitValue[1]=3; break;</text:p>
      <text:p text:style-name="Standard"><text:s text:c="10"/>case 1: <text:s text:c="3"/></text:p>
      <text:p text:style-name="Standard"><text:s text:c="12"/>ElectricalCircuitValue[1]=3; break;</text:p>
      <text:p text:style-name="Standard"><text:s text:c="10"/>case 2: <text:s text:c="3"/></text:p>
      <text:p text:style-name="Standard"><text:s text:c="13"/>ElectricalCircuitValue[1]=1; break;</text:p>
      <text:p text:style-name="Standard"><text:s text:c="10"/>case 3: <text:s text:c="3"/></text:p>
      <text:p text:style-name="Standard"><text:s text:c="13"/>ElectricalCircuitValue[1]=2; break; <text:s text:c="9"/></text:p>
      <text:p text:style-name="Standard"><text:s text:c="7"/>} </text:p>
      <text:p text:style-name="Standard"><text:s text:c="2"/>}</text:p>
      <text:p text:style-name="Standard"><text:s text:c="2"/>//Enchufe 1</text:p>
      <text:p text:style-name="Standard"><text:s text:c="3"/>if (NumberInput==7){if (ElectricalCircuitValue[6]==1){ElectricalCircuitValue[6]=0;}else{ElectricalCircuitValue[6]=1;}}</text:p>
      <text:p text:style-name="Standard"><text:s text:c="4"/></text:p>
      <text:p text:style-name="Standard"><text:s text:c="3"/>//Enchfue 2</text:p>
      <text:p text:style-name="Standard"><text:s text:c="3"/>if (NumberInput==6){if (ElectricalCircuitValue[7]==1){ElectricalCircuitValue[7]=0;}else{ElectricalCircuitValue[7]=1;}}</text:p>
      <text:p text:style-name="Standard"><text:s text:c="3"/></text:p>
      <text:p text:style-name="Standard"><text:s text:c="3"/>//Persianas</text:p>
      <text:p text:style-name="Standard"><text:s text:c="2"/>//blind</text:p>
      <text:p text:style-name="Standard"><text:s text:c="2"/>//Ejemplo de uso</text:p>
      <text:p text:style-name="Standard"><text:s text:c="2"/>// Example of use <text:s/></text:p>
      <text:p text:style-name="Standard"><text:s text:c="3"/></text:p>
      <text:p text:style-name="Standard"><text:s text:c="3"/>//Persiana 1 </text:p>
      <text:p text:style-name="Standard"><text:s text:c="3"/>if (NumberInput==1){ElectricalCircuitValue[23]=100;}</text:p>
      <text:p text:style-name="Standard"><text:s text:c="3"/>if (NumberInput==5){ElectricalCircuitValue[23]=0;}</text:p>
      <text:p text:style-name="Standard"><text:s text:c="2"/>//Persiana 2</text:p>
      <text:p text:style-name="Standard"><text:s text:c="3"/>if (NumberInput==9){ElectricalCircuitValue[24]=100;}</text:p>
      <text:p text:style-name="Standard"><text:s text:c="3"/>if (NumberInput==4){ElectricalCircuitValue[24]=0;}</text:p>
      <text:p text:style-name="Standard"/>
      <text:p text:style-name="Standard">}</text:p>
      <text:p text:style-name="Standard">void LongInputEnd(int NumberInput){</text:p>
      <text:p text:style-name="Standard"><text:s text:c="2"/>/*****************************************************************/</text:p>
      <text:p text:style-name="Standard"><text:s text:c="2"/>//FINAL DE PULSACION LARGA</text:p>
      <text:p text:style-name="Standard"><text:s text:c="2"/>//LONG PRESS END, EVENT</text:p>
      <text:p text:style-name="Standard"><text:s text:c="2"/>// This event occurs with end a long press.</text:p>
      <text:p text:style-name="Standard"><text:s text:c="2"/>/*****************************************************************/</text:p>
      <text:p text:style-name="Standard"><text:s text:c="2"/></text:p>
      <text:p text:style-name="Standard"><text:soft-page-break/><text:s text:c="2"/>//Persianas</text:p>
      <text:p text:style-name="Standard"><text:s text:c="2"/>//blind</text:p>
      <text:p text:style-name="Standard"><text:s text:c="2"/>//Ejemplo de uso</text:p>
      <text:p text:style-name="Standard"><text:s text:c="2"/>// Example of use</text:p>
      <text:p text:style-name="Standard"/>
      <text:p text:style-name="Standard"><text:s text:c="2"/>/*</text:p>
      <text:p text:style-name="Standard"><text:s text:c="2"/>if (NumberInput==1){InUpPersiana[0]=false;}</text:p>
      <text:p text:style-name="Standard"><text:s text:c="2"/>if (NumberInput==5){InDowPersiana[0]=false;}</text:p>
      <text:p text:style-name="Standard"><text:s text:c="2"/>if (NumberInput==9){InUpPersiana[1]=false;}</text:p>
      <text:p text:style-name="Standard"><text:s text:c="2"/>if (NumberInput==4){InDowPersiana[1]=false;}</text:p>
      <text:p text:style-name="Standard"><text:s text:c="2"/>*/</text:p>
      <text:p text:style-name="Standard">}</text:p>
      <text:p text:style-name="Standard">void LongInput(int NumberInput){</text:p>
      <text:p text:style-name="Standard"><text:s text:c="2"/>/*****************************************************************/</text:p>
      <text:p text:style-name="Standard"><text:s text:c="2"/>//EVENTO PRODUCINO AL INICIO DE UNA PULSACION LARGA</text:p>
      <text:p text:style-name="Standard"><text:s text:c="2"/>// LONG PRESS START</text:p>
      <text:p text:style-name="Standard"><text:s text:c="2"/>// This event occurs with start a long press.</text:p>
      <text:p text:style-name="Standard"><text:s text:c="2"/>/*****************************************************************/</text:p>
      <text:p text:style-name="Standard"><text:s text:c="2"/>//Ejemplo de uso</text:p>
      <text:p text:style-name="Standard"><text:s text:c="2"/>// Example of use</text:p>
      <text:p text:style-name="Standard"><text:s text:c="2"/></text:p>
      <text:p text:style-name="Standard"><text:s text:c="2"/>/*</text:p>
      <text:p text:style-name="Standard"><text:s text:c="4"/>//Pulsador Iluminacion 1</text:p>
      <text:p text:style-name="Standard"><text:s text:c="3"/>if (NumberInput==0){ElectricalCircuitValue[0]=0;}</text:p>
      <text:p text:style-name="Standard"><text:s text:c="3"/></text:p>
      <text:p text:style-name="Standard"><text:s text:c="3"/>//Pulsador Iluminacion 2</text:p>
      <text:p text:style-name="Standard"><text:s text:c="3"/>if (NumberInput==2){ElectricalCircuitValue[1]=0;} <text:s/></text:p>
      <text:p text:style-name="Standard"><text:s text:c="3"/></text:p>
      <text:p text:style-name="Standard"><text:s text:c="2"/>//Pulsador Enchufe 1 </text:p>
      <text:p text:style-name="Standard"><text:s text:c="2"/>if (NumberInput==7){ElectricalCircuitValue[6]=1;ElectricalCircuitValue[7]=1;ElectricalCircuitValue[8]=1;}</text:p>
      <text:p text:style-name="Standard"><text:s text:c="2"/></text:p>
      <text:p text:style-name="Standard"><text:s text:c="3"/>//Pulsador Enchfue 2</text:p>
      <text:p text:style-name="Standard"><text:s text:c="3"/>if (NumberInput==6){ElectricalCircuitValue[6]=0;ElectricalCircuitValue[7]=0;ElectricalCircuitValue[8]=0;}</text:p>
      <text:p text:style-name="Standard"><text:s text:c="4"/></text:p>
      <text:p text:style-name="Standard"><text:s text:c="2"/>//Persianas</text:p>
      <text:p text:style-name="Standard"><text:s text:c="2"/>//blind</text:p>
      <text:p text:style-name="Standard"><text:s text:c="2"/>//Ejemplo de uso</text:p>
      <text:p text:style-name="Standard"><text:s text:c="2"/>// Example of use</text:p>
      <text:p text:style-name="Standard"><text:s text:c="3"/></text:p>
      <text:p text:style-name="Standard"><text:s text:c="2"/>if (NumberInput==1){InUpPersiana[0]=true;InDowPersiana[0]=false;}</text:p>
      <text:p text:style-name="Standard"><text:s text:c="2"/>if (NumberInput==5){InDowPersiana[0]=true;InUpPersiana[0]=false;}</text:p>
      <text:p text:style-name="Standard"><text:s text:c="2"/>if (NumberInput==9){InUpPersiana[1]=true;InDowPersiana[1]=false;}</text:p>
      <text:p text:style-name="Standard"><text:s text:c="2"/>if (NumberInput==4){InDowPersiana[1]=true;InUpPersiana[1]=false;}</text:p>
      <text:p text:style-name="Standard"><text:s text:c="2"/>*/</text:p>
      <text:p text:style-name="Standard">}</text:p>
      <text:p text:style-name="Standard">void OutControl()</text:p>
      <text:p text:style-name="Standard">{</text:p>
      <text:p text:style-name="Standard"><text:s text:c="3"/>/*************************************************************/</text:p>
      <text:p text:style-name="Standard"><text:s text:c="3"/>//Gestion Salidas</text:p>
      <text:p text:style-name="Standard"><text:s text:c="3"/>//Activamos los reles de control.</text:p>
      <text:p text:style-name="Standard"><text:s text:c="3"/></text:p>
      <text:p text:style-name="Standard"><text:s text:c="3"/>// Outputs Management</text:p>
      <text:p text:style-name="Standard"><text:soft-page-break/><text:s text:c="3"/>// Activate control relays.</text:p>
      <text:p text:style-name="Standard"><text:s text:c="3"/>/*************************************************************/</text:p>
      <text:p text:style-name="Standard"><text:s text:c="2"/>//Ejemplo de uso</text:p>
      <text:p text:style-name="Standard"><text:s text:c="2"/>// Example of use</text:p>
      <text:p text:style-name="Standard"><text:s text:c="2"/></text:p>
      <text:p text:style-name="Standard"><text:s text:c="2"/></text:p>
      <text:p text:style-name="Standard"><text:s text:c="3"/>// Circuito Numero 1</text:p>
      <text:p text:style-name="Standard"><text:s text:c="3"/>//Iluminacion Iluminacion con 3 puntos de luz controlados mediante 2 Reles.</text:p>
      <text:p text:style-name="Standard"><text:s text:c="3"/>switch (ElectricalCircuitValue[0]) {</text:p>
      <text:p text:style-name="Standard"><text:s text:c="4"/>case 0: <text:s text:c="3"/>// your hand is on the sensor</text:p>
      <text:p text:style-name="Standard"><text:s text:c="6"/>digitalWrite(PinOutput[1], LOW);</text:p>
      <text:p text:style-name="Standard"><text:s text:c="6"/>digitalWrite(PinOutput[3], LOW); </text:p>
      <text:p text:style-name="Standard"><text:s text:c="6"/>break;</text:p>
      <text:p text:style-name="Standard"><text:s text:c="4"/>case 1: <text:s text:c="3"/>// your hand is close to the sensor</text:p>
      <text:p text:style-name="Standard"><text:s text:c="6"/>digitalWrite(PinOutput[1], HIGH);</text:p>
      <text:p text:style-name="Standard"><text:s text:c="6"/>digitalWrite(PinOutput[3], LOW); </text:p>
      <text:p text:style-name="Standard"><text:s text:c="6"/>break;</text:p>
      <text:p text:style-name="Standard"><text:s text:c="4"/>case 2: <text:s text:c="3"/>// your hand is a few inches from the sensor</text:p>
      <text:p text:style-name="Standard"><text:s text:c="7"/>digitalWrite(PinOutput[1], LOW);</text:p>
      <text:p text:style-name="Standard"><text:s text:c="6"/>digitalWrite(PinOutput[3], HIGH); </text:p>
      <text:p text:style-name="Standard"><text:s text:c="6"/>break;</text:p>
      <text:p text:style-name="Standard"><text:s text:c="5"/>case 3: <text:s text:c="3"/></text:p>
      <text:p text:style-name="Standard"><text:s text:c="7"/>digitalWrite(PinOutput[1], HIGH);</text:p>
      <text:p text:style-name="Standard"><text:s text:c="6"/>digitalWrite(PinOutput[3], HIGH); </text:p>
      <text:p text:style-name="Standard"><text:s text:c="6"/>break;</text:p>
      <text:p text:style-name="Standard"><text:s text:c="5"/>default: <text:s text:c="3"/></text:p>
      <text:p text:style-name="Standard"><text:s text:c="6"/>ElectricalCircuitValue[0]=0;</text:p>
      <text:p text:style-name="Standard"><text:s text:c="6"/>break;</text:p>
      <text:p text:style-name="Standard"><text:s text:c="4"/>} </text:p>
      <text:p text:style-name="Standard"><text:s text:c="4"/></text:p>
      <text:p text:style-name="Standard"><text:s text:c="3"/>// Circuito Numero 2</text:p>
      <text:p text:style-name="Standard"><text:s text:c="3"/>//Iluminacion Iluminacion con 3 puntos de luz controlados mediante 2 Reles.</text:p>
      <text:p text:style-name="Standard"><text:s text:c="5"/>switch (ElectricalCircuitValue[1]) {</text:p>
      <text:p text:style-name="Standard"><text:s text:c="4"/>case 0: <text:s text:c="3"/></text:p>
      <text:p text:style-name="Standard"><text:s text:c="6"/>digitalWrite(PinOutput[5], LOW);</text:p>
      <text:p text:style-name="Standard"><text:s text:c="6"/>digitalWrite(PinOutput[7], LOW); </text:p>
      <text:p text:style-name="Standard"><text:s text:c="6"/>break;</text:p>
      <text:p text:style-name="Standard"><text:s text:c="4"/>case 1: <text:s text:c="3"/></text:p>
      <text:p text:style-name="Standard"><text:s text:c="6"/>digitalWrite(PinOutput[5], HIGH);</text:p>
      <text:p text:style-name="Standard"><text:s text:c="6"/>digitalWrite(PinOutput[7], LOW); </text:p>
      <text:p text:style-name="Standard"><text:s text:c="6"/>break;</text:p>
      <text:p text:style-name="Standard"><text:s text:c="4"/>case 2: <text:s text:c="3"/></text:p>
      <text:p text:style-name="Standard"><text:s text:c="7"/>digitalWrite(PinOutput[5], LOW);</text:p>
      <text:p text:style-name="Standard"><text:s text:c="6"/>digitalWrite(PinOutput[7], HIGH); </text:p>
      <text:p text:style-name="Standard"><text:s text:c="6"/>break;</text:p>
      <text:p text:style-name="Standard"><text:s text:c="5"/>case 3: <text:s text:c="3"/></text:p>
      <text:p text:style-name="Standard"><text:s text:c="7"/>digitalWrite(PinOutput[5], HIGH);</text:p>
      <text:p text:style-name="Standard"><text:s text:c="6"/>digitalWrite(PinOutput[7], HIGH); </text:p>
      <text:p text:style-name="Standard"><text:s text:c="6"/>break;</text:p>
      <text:p text:style-name="Standard"><text:s text:c="5"/>default: <text:s text:c="3"/></text:p>
      <text:p text:style-name="Standard"><text:s text:c="6"/>ElectricalCircuitValue[1]=0;</text:p>
      <text:p text:style-name="Standard"><text:s text:c="6"/>break;</text:p>
      <text:p text:style-name="Standard"><text:soft-page-break/><text:s text:c="2"/>}</text:p>
      <text:p text:style-name="Standard"><text:s text:c="2"/></text:p>
      <text:p text:style-name="Standard"><text:s text:c="2"/>// Circuito Numero 3</text:p>
      <text:p text:style-name="Standard"><text:s text:c="6"/>//Ado Pasillo</text:p>
      <text:p text:style-name="Standard"><text:s text:c="3"/>switch (ElectricalCircuitValue[2]) {</text:p>
      <text:p text:style-name="Standard"><text:s text:c="4"/>case 0: <text:s text:c="3"/></text:p>
      <text:p text:style-name="Standard"><text:s text:c="6"/>digitalWrite(PinOutput[8], HIGH);</text:p>
      <text:p text:style-name="Standard"><text:s text:c="6"/>break;</text:p>
      <text:p text:style-name="Standard"><text:s text:c="4"/>case 1: <text:s text:c="3"/></text:p>
      <text:p text:style-name="Standard"><text:s text:c="6"/>digitalWrite(PinOutput[8], LOW); </text:p>
      <text:p text:style-name="Standard"><text:s text:c="6"/>break;</text:p>
      <text:p text:style-name="Standard"><text:s text:c="4"/>default:</text:p>
      <text:p text:style-name="Standard"><text:s text:c="6"/>ElectricalCircuitValue[2]=0;</text:p>
      <text:p text:style-name="Standard"><text:s text:c="3"/>}</text:p>
      <text:p text:style-name="Standard"><text:s text:c="2"/></text:p>
      <text:p text:style-name="Standard"><text:s text:c="2"/>// Circuito Numero 4</text:p>
      <text:p text:style-name="Standard"><text:s text:c="6"/>//Ado Interruptor</text:p>
      <text:p text:style-name="Standard"><text:s text:c="3"/>switch (ElectricalCircuitValue[3]) {</text:p>
      <text:p text:style-name="Standard"><text:s text:c="4"/>case 0: <text:s text:c="3"/></text:p>
      <text:p text:style-name="Standard"><text:s text:c="6"/>digitalWrite(PinOutput[9], HIGH);</text:p>
      <text:p text:style-name="Standard"><text:s text:c="6"/>break;</text:p>
      <text:p text:style-name="Standard"><text:s text:c="4"/>case 1: <text:s text:c="3"/></text:p>
      <text:p text:style-name="Standard"><text:s text:c="6"/>digitalWrite(PinOutput[9], LOW); </text:p>
      <text:p text:style-name="Standard"><text:s text:c="6"/>break;</text:p>
      <text:p text:style-name="Standard"><text:s text:c="4"/>default:</text:p>
      <text:p text:style-name="Standard"><text:s text:c="6"/>ElectricalCircuitValue[3]=0;</text:p>
      <text:p text:style-name="Standard"><text:s text:c="3"/>}</text:p>
      <text:p text:style-name="Standard"><text:s text:c="2"/></text:p>
      <text:p text:style-name="Standard"><text:s text:c="2"/></text:p>
      <text:p text:style-name="Standard"><text:s text:c="2"/>// Circuito Numero 7</text:p>
      <text:p text:style-name="Standard"><text:s text:c="3"/>//Enchufe</text:p>
      <text:p text:style-name="Standard"><text:s text:c="6"/>//Enchufes</text:p>
      <text:p text:style-name="Standard"><text:s text:c="3"/>switch (ElectricalCircuitValue[6]) {</text:p>
      <text:p text:style-name="Standard"><text:s text:c="4"/>case 0: <text:s text:c="3"/></text:p>
      <text:p text:style-name="Standard"><text:s text:c="6"/>digitalWrite(PinOutput[15], HIGH);</text:p>
      <text:p text:style-name="Standard"><text:s text:c="6"/>break;</text:p>
      <text:p text:style-name="Standard"><text:s text:c="4"/>case 1: <text:s text:c="3"/></text:p>
      <text:p text:style-name="Standard"><text:s text:c="6"/>digitalWrite(PinOutput[15], LOW); </text:p>
      <text:p text:style-name="Standard"><text:s text:c="6"/>break;</text:p>
      <text:p text:style-name="Standard"><text:s text:c="4"/>default:</text:p>
      <text:p text:style-name="Standard"><text:s text:c="6"/>ElectricalCircuitValue[6]=0;</text:p>
      <text:p text:style-name="Standard"><text:s text:c="3"/>}</text:p>
      <text:p text:style-name="Standard"><text:s text:c="3"/>// Circuito Numero 8</text:p>
      <text:p text:style-name="Standard"><text:s text:c="3"/>//Enchufe numero 1</text:p>
      <text:p text:style-name="Standard"><text:s text:c="3"/>switch (ElectricalCircuitValue[7]) {</text:p>
      <text:p text:style-name="Standard"><text:s text:c="4"/>case 0: <text:s text:c="3"/></text:p>
      <text:p text:style-name="Standard"><text:s text:c="6"/>digitalWrite(PinOutput[13], HIGH);</text:p>
      <text:p text:style-name="Standard"><text:s text:c="6"/>break;</text:p>
      <text:p text:style-name="Standard"><text:s text:c="4"/>case 1: <text:s text:c="3"/></text:p>
      <text:p text:style-name="Standard"><text:s text:c="6"/>digitalWrite(PinOutput[13], LOW); </text:p>
      <text:p text:style-name="Standard"><text:s text:c="6"/>break;</text:p>
      <text:p text:style-name="Standard"><text:s text:c="4"/>default:</text:p>
      <text:p text:style-name="Standard"><text:soft-page-break/><text:s text:c="6"/>ElectricalCircuitValue[7]=0;</text:p>
      <text:p text:style-name="Standard"><text:s text:c="3"/>}</text:p>
      <text:p text:style-name="Standard"><text:s text:c="2"/>// Circuito Numero 9</text:p>
      <text:p text:style-name="Standard"><text:s text:c="3"/>//Enchufe numero 1</text:p>
      <text:p text:style-name="Standard"><text:s text:c="4"/>switch (ElectricalCircuitValue[8]) {</text:p>
      <text:p text:style-name="Standard"><text:s text:c="4"/>case 0: <text:s text:c="3"/></text:p>
      <text:p text:style-name="Standard"><text:s text:c="6"/>digitalWrite(PinOutput[11], HIGH);</text:p>
      <text:p text:style-name="Standard"><text:s text:c="6"/>break;</text:p>
      <text:p text:style-name="Standard"><text:s text:c="4"/>case 1: <text:s text:c="3"/></text:p>
      <text:p text:style-name="Standard"><text:s text:c="6"/>digitalWrite(PinOutput[11], LOW); </text:p>
      <text:p text:style-name="Standard"><text:s text:c="6"/>break;</text:p>
      <text:p text:style-name="Standard"><text:s text:c="4"/>default:</text:p>
      <text:p text:style-name="Standard"><text:s text:c="6"/>ElectricalCircuitValue[8]=0;</text:p>
      <text:p text:style-name="Standard"><text:s text:c="3"/>}</text:p>
      <text:p text:style-name="Standard"><text:s text:c="3"/>// Circuito Numero 10</text:p>
      <text:p text:style-name="Standard"><text:s text:c="3"/>//Enchufe numero 1</text:p>
      <text:p text:style-name="Standard"><text:s text:c="3"/>if ((OutDowPersiana[0]==true)||(OutUpPersiana[0]==true))</text:p>
      <text:p text:style-name="Standard"><text:s text:c="3"/>{</text:p>
      <text:p text:style-name="Standard"><text:s text:c="5"/>if ((OutDowPersiana[0]==true)&amp;&amp;(OutUpPersiana[0]==false)){digitalWrite(PinOutput[2], LOW); digitalWrite(PinOutput[0], LOW); <text:s/>}</text:p>
      <text:p text:style-name="Standard"><text:s text:c="5"/>if ((OutDowPersiana[0]==false)&amp;&amp;(OutUpPersiana[0]==true)){digitalWrite(PinOutput[2], HIGH); digitalWrite(PinOutput[0], LOW); <text:s/>} <text:s text:c="4"/></text:p>
      <text:p text:style-name="Standard"><text:s text:c="3"/>}</text:p>
      <text:p text:style-name="Standard"><text:s text:c="3"/>else{</text:p>
      <text:p text:style-name="Standard"><text:s text:c="5"/>digitalWrite(PinOutput[0], HIGH);</text:p>
      <text:p text:style-name="Standard"><text:s text:c="5"/>digitalWrite(PinOutput[2], HIGH);</text:p>
      <text:p text:style-name="Standard"><text:s text:c="3"/>}</text:p>
      <text:p text:style-name="Standard"><text:s text:c="3"/>//Persiana 2</text:p>
      <text:p text:style-name="Standard"><text:s text:c="3"/>if ((OutDowPersiana[1]==true)||(OutUpPersiana[1]==true))</text:p>
      <text:p text:style-name="Standard"><text:s text:c="3"/>{</text:p>
      <text:p text:style-name="Standard"><text:s text:c="5"/>if ((OutDowPersiana[1]==true)&amp;&amp;(OutUpPersiana[1]==false)){digitalWrite(PinOutput[6], LOW); digitalWrite(PinOutput[4], LOW); <text:s/>}</text:p>
      <text:p text:style-name="Standard"><text:s text:c="5"/>if ((OutDowPersiana[1]==false)&amp;&amp;(OutUpPersiana[1]==true)){digitalWrite(PinOutput[6], HIGH); digitalWrite(PinOutput[4], LOW); <text:s/>} <text:s text:c="4"/></text:p>
      <text:p text:style-name="Standard"><text:s text:c="3"/>}</text:p>
      <text:p text:style-name="Standard"><text:s text:c="3"/>else{</text:p>
      <text:p text:style-name="Standard"><text:s text:c="5"/>digitalWrite(PinOutput[4], HIGH);</text:p>
      <text:p text:style-name="Standard"><text:s text:c="5"/>digitalWrite(PinOutput[6], HIGH);</text:p>
      <text:p text:style-name="Standard"><text:s text:c="3"/>}</text:p>
      <text:p text:style-name="Standard"><text:s text:c="3"/></text:p>
      <text:p text:style-name="Standard"><text:s text:c="3"/></text:p>
      <text:p text:style-name="Standard"><text:s text:c="3"/>//Reles de reserva</text:p>
      <text:p text:style-name="Standard"><text:s text:c="3"/>//Su estado de reposo corresponde a un nivel logico alto</text:p>
      <text:p text:style-name="Standard"><text:s text:c="3"/>digitalWrite(PinOutput[10], HIGH);</text:p>
      <text:p text:style-name="Standard"><text:s text:c="3"/>digitalWrite(PinOutput[12], HIGH);</text:p>
      <text:p text:style-name="Standard"><text:s text:c="3"/>digitalWrite(PinOutput[14], HIGH);</text:p>
      <text:p text:style-name="Standard"><text:s/></text:p>
      <text:p text:style-name="Standard">}</text:p>
      <text:p text:style-name="Standard"/>
      <text:p text:style-name="Standard">char* RunCommand(byte CommandNumber){</text:p>
      <text:p text:style-name="Standard"><text:s text:c="4"/></text:p>
      <text:p text:style-name="Standard"><text:s text:c="5"/>switch (CommandNumber) {</text:p>
      <text:p text:style-name="Standard"><text:soft-page-break/><text:s text:c="2"/><text:span text:style-name="T2"><text:s text:c="2"/>case 1: <text:s text:c="3"/></text:span></text:p>
      <text:p text:style-name="P1"><text:s text:c="6"/>//APAGAR</text:p>
      <text:p text:style-name="P1"><text:s text:c="6"/>irsend.sendNEC(0x20DF10EF, 32); </text:p>
      <text:p text:style-name="P1"><text:s text:c="6"/>delay(40); <text:s text:c="5"/></text:p>
      <text:p text:style-name="P1"><text:s text:c="6"/></text:p>
      <text:p text:style-name="P1"><text:s text:c="4"/>case 2: <text:s text:c="3"/></text:p>
      <text:p text:style-name="P1"><text:s text:c="6"/>//INPUT</text:p>
      <text:p text:style-name="P1"><text:s text:c="6"/>irsend.sendNEC(0x20DFD02F, 32); </text:p>
      <text:p text:style-name="P1"><text:s text:c="6"/>delay(40);</text:p>
      <text:p text:style-name="P1"><text:s text:c="6"/>break;</text:p>
      <text:p text:style-name="P1"><text:s text:c="6"/></text:p>
      <text:p text:style-name="P1"><text:s text:c="4"/>case 3: <text:s text:c="3"/></text:p>
      <text:p text:style-name="P1"><text:s text:c="6"/>//TV-RADIO</text:p>
      <text:p text:style-name="P1"><text:s text:c="6"/>irsend.sendNEC(0x20DF0FF0, 32); </text:p>
      <text:p text:style-name="P1"><text:s text:c="6"/>delay(40);</text:p>
      <text:p text:style-name="P1"><text:s text:c="6"/>break;</text:p>
      <text:p text:style-name="P1"><text:s text:c="2"/></text:p>
      <text:p text:style-name="P1"><text:s text:c="4"/>case 4: <text:s text:c="3"/></text:p>
      <text:p text:style-name="P1"><text:s text:c="6"/>//GUIA</text:p>
      <text:p text:style-name="P1"><text:s text:c="6"/>irsend.sendNEC(0x20DFD52A, 32); </text:p>
      <text:p text:style-name="P1"><text:s text:c="6"/>delay(40);</text:p>
      <text:p text:style-name="P1"><text:s text:c="6"/>break; <text:s text:c="3"/></text:p>
      <text:p text:style-name="P1"><text:s text:c="5"/>case 5: <text:s text:c="3"/></text:p>
      <text:p text:style-name="P1"><text:s text:c="6"/>//SUBIR CANAL</text:p>
      <text:p text:style-name="P1"><text:s text:c="6"/>irsend.sendNEC(0x20DF00FF, 32); </text:p>
      <text:p text:style-name="P1"><text:s text:c="6"/>delay(40);</text:p>
      <text:p text:style-name="P1"><text:s text:c="6"/>break; <text:s/></text:p>
      <text:p text:style-name="P1"><text:s text:c="6"/></text:p>
      <text:p text:style-name="P1"><text:s text:c="5"/>case 6: <text:s text:c="3"/></text:p>
      <text:p text:style-name="P1"><text:s text:c="6"/>//BAJAR CANAL</text:p>
      <text:p text:style-name="P1"><text:s text:c="6"/>irsend.sendNEC(0x20DF807F, 32); </text:p>
      <text:p text:style-name="P1"><text:s text:c="6"/>delay(40);</text:p>
      <text:p text:style-name="P1"><text:s text:c="6"/>break; <text:s text:c="2"/></text:p>
      <text:p text:style-name="P1"><text:s text:c="6"/></text:p>
      <text:p text:style-name="P1"><text:s text:c="5"/>case 7: <text:s text:c="3"/></text:p>
      <text:p text:style-name="P1"><text:s text:c="6"/>//SUBIR VOLUMEN</text:p>
      <text:p text:style-name="P1"><text:s text:c="6"/>irsend.sendNEC(0x20DF40BF, 32); </text:p>
      <text:p text:style-name="P1"><text:s text:c="6"/>delay(40);</text:p>
      <text:p text:style-name="P1"><text:s text:c="6"/>break; <text:s text:c="3"/></text:p>
      <text:p text:style-name="P1"><text:s text:c="6"/></text:p>
      <text:p text:style-name="P1"><text:s text:c="4"/>case 8: <text:s text:c="3"/></text:p>
      <text:p text:style-name="P1"><text:s text:c="6"/>//BAJAR VOLUMEN</text:p>
      <text:p text:style-name="P1"><text:s text:c="6"/>irsend.sendNEC(0x20DFC03F, 32); </text:p>
      <text:p text:style-name="P1"><text:s text:c="6"/>delay(40);</text:p>
      <text:p text:style-name="P1"><text:s text:c="6"/>break; </text:p>
      <text:p text:style-name="P1"><text:s text:c="3"/></text:p>
      <text:p text:style-name="P1"><text:s text:c="5"/>case 9: <text:s text:c="2"/></text:p>
      <text:p text:style-name="P1"><text:s text:c="6"/>//1</text:p>
      <text:p text:style-name="P1"><text:s text:c="6"/>irsend.sendNEC(0x20DF8877, 32); </text:p>
      <text:p text:style-name="P1"><text:s text:c="6"/>delay(40);</text:p>
      <text:p text:style-name="P1"><text:s text:c="6"/>break; </text:p>
      <text:p text:style-name="P1"><text:s text:c="6"/></text:p>
      <text:p text:style-name="P1"><text:soft-page-break/><text:s text:c="5"/>case 10: <text:s text:c="2"/></text:p>
      <text:p text:style-name="P1"><text:s text:c="6"/>//2</text:p>
      <text:p text:style-name="P1"><text:s text:c="6"/>irsend.sendNEC(0x20DF48B7, 32); </text:p>
      <text:p text:style-name="P1"><text:s text:c="6"/>delay(40);</text:p>
      <text:p text:style-name="P1"><text:s text:c="6"/>break; <text:s text:c="2"/></text:p>
      <text:p text:style-name="P1"><text:s text:c="5"/></text:p>
      <text:p text:style-name="P1"><text:s text:c="5"/>case 11: <text:s text:c="2"/></text:p>
      <text:p text:style-name="P1"><text:s text:c="6"/>//3</text:p>
      <text:p text:style-name="P1"><text:s text:c="6"/>irsend.sendNEC(0x20DFC837, 32); </text:p>
      <text:p text:style-name="P1"><text:s text:c="6"/>delay(40);</text:p>
      <text:p text:style-name="P1"><text:s text:c="6"/>break; <text:s/></text:p>
      <text:p text:style-name="P1"><text:s text:c="5"/></text:p>
      <text:p text:style-name="P1"><text:s text:c="5"/>case 12: <text:s text:c="2"/></text:p>
      <text:p text:style-name="P1"><text:s text:c="6"/>//4</text:p>
      <text:p text:style-name="P1"><text:s text:c="6"/>irsend.sendNEC(0x20DF28D7, 32); </text:p>
      <text:p text:style-name="P1"><text:s text:c="6"/>delay(40);</text:p>
      <text:p text:style-name="P1"><text:s text:c="6"/>break; <text:s/></text:p>
      <text:p text:style-name="P1"><text:s text:c="8"/></text:p>
      <text:p text:style-name="P1"><text:s text:c="5"/>case 13: <text:s text:c="2"/></text:p>
      <text:p text:style-name="P1"><text:s text:c="6"/>//5</text:p>
      <text:p text:style-name="P1"><text:s text:c="6"/>irsend.sendNEC(0x20DFA857, 32); </text:p>
      <text:p text:style-name="P1"><text:s text:c="6"/>delay(40);</text:p>
      <text:p text:style-name="P1"><text:s text:c="6"/>break; <text:s/></text:p>
      <text:p text:style-name="P1"><text:s text:c="4"/></text:p>
      <text:p text:style-name="P1"><text:s text:c="4"/>case 14: <text:s text:c="2"/></text:p>
      <text:p text:style-name="P1"><text:s text:c="6"/>//6</text:p>
      <text:p text:style-name="P1"><text:s text:c="6"/>irsend.sendNEC(0x20DF6897, 32); </text:p>
      <text:p text:style-name="P1"><text:s text:c="6"/>delay(40);</text:p>
      <text:p text:style-name="P1"><text:s text:c="6"/>break; <text:s text:c="3"/></text:p>
      <text:p text:style-name="P1"><text:s text:c="4"/></text:p>
      <text:p text:style-name="P1"><text:s text:c="8"/>case 15: <text:s text:c="2"/></text:p>
      <text:p text:style-name="P1"><text:s text:c="6"/>//7</text:p>
      <text:p text:style-name="P1"><text:s text:c="6"/>irsend.sendNEC(0x20DFE817, 32); </text:p>
      <text:p text:style-name="P1"><text:s text:c="6"/>delay(40);</text:p>
      <text:p text:style-name="P1"><text:s text:c="6"/>break; <text:s text:c="3"/></text:p>
      <text:p text:style-name="P1"><text:s text:c="4"/></text:p>
      <text:p text:style-name="P1"><text:s text:c="4"/>case 16: <text:s text:c="2"/></text:p>
      <text:p text:style-name="P1"><text:s text:c="6"/>//8</text:p>
      <text:p text:style-name="P1"><text:s text:c="6"/>irsend.sendNEC(0x20DF18E7, 32); </text:p>
      <text:p text:style-name="P1"><text:s text:c="6"/>delay(40);</text:p>
      <text:p text:style-name="P1"><text:s text:c="6"/>break; <text:s text:c="2"/></text:p>
      <text:p text:style-name="P1"><text:s text:c="4"/></text:p>
      <text:p text:style-name="P1"><text:s text:c="5"/>case 17: <text:s text:c="2"/></text:p>
      <text:p text:style-name="P1"><text:s text:c="6"/>//9</text:p>
      <text:p text:style-name="P1"><text:s text:c="6"/>irsend.sendNEC(0x20DF9867, 32); </text:p>
      <text:p text:style-name="P1"><text:s text:c="6"/>delay(40);</text:p>
      <text:p text:style-name="P1"><text:s text:c="6"/>break; <text:s text:c="2"/></text:p>
      <text:p text:style-name="P1"><text:s text:c="10"/></text:p>
      <text:p text:style-name="P1"><text:s text:c="5"/>case 18: <text:s text:c="2"/></text:p>
      <text:p text:style-name="P1"><text:s text:c="6"/>//0</text:p>
      <text:p text:style-name="P1"><text:s text:c="6"/>irsend.sendNEC(0x20DF08F7, 32); </text:p>
      <text:p text:style-name="P1"><text:s text:c="6"/>delay(40);</text:p>
      <text:p text:style-name="P1"><text:soft-page-break/><text:s text:c="6"/>break; <text:s text:c="2"/></text:p>
      <text:p text:style-name="P1"><text:s text:c="5"/></text:p>
      <text:p text:style-name="P1"><text:s text:c="5"/>case 19: <text:s text:c="2"/></text:p>
      <text:p text:style-name="P1"><text:s text:c="6"/>//SILENCIO</text:p>
      <text:p text:style-name="P1"><text:s text:c="6"/>irsend.sendNEC(0x20DF906F, 32); </text:p>
      <text:p text:style-name="P1"><text:s text:c="6"/>delay(40);</text:p>
      <text:p text:style-name="P1"><text:s text:c="6"/>break; <text:s text:c="2"/></text:p>
      <text:p text:style-name="P1"><text:s text:c="5"/>} <text:s text:c="2"/></text:p>
      <text:p text:style-name="P1"><text:s/>irrecv.enableIRIn(); // Re-enable receiver</text:p>
      <text:p text:style-name="P1"><text:s/>return "COMPLETED";</text:p>
      <text:p text:style-name="Standard"><text:s/></text:p>
      <text:p text:style-name="Standard"><text:s/></text:p>
      <text:p text:style-name="Standard">}</text:p>
      <text:p text:style-name="Standard">void CommonOrders(byte CommandNumber){</text:p>
      <text:p text:style-name="Standard"><text:s/>Serial.print("Command Nª");</text:p>
      <text:p text:style-name="Standard"><text:s/>Serial.println(CommandNumber); </text:p>
      <text:p text:style-name="Standard">}</text:p>
      <text:p text:style-name="Standard">char* ReadSensor(byte NumeroSensor)</text:p>
      <text:p text:style-name="Standard">{</text:p>
      <text:p text:style-name="Standard"><text:s text:c="2"/>//El parametro numero de sensor representa se corresponde con el sensor configurado en la aplicación android</text:p>
      <text:p text:style-name="Standard"><text:s text:c="2"/>//</text:p>
      <text:p text:style-name="Standard"><text:s text:c="2"/>if (NumeroSensor==1){return "22,5º";}</text:p>
      <text:p text:style-name="Standard"><text:s text:c="2"/>if (NumeroSensor==2){return "60%";}</text:p>
      <text:p text:style-name="Standard"><text:s text:c="2"/>return "RESERVA";</text:p>
      <text:p text:style-name="Standard"><text:s text:c="2"/></text:p>
      <text:p text:style-name="Standard"><text:s text:c="2"/></text:p>
      <text:p text:style-name="Standard">}</text:p>
      <text:p text:style-name="P1">void RecepcionInfrarrojos(decode_results *results) {</text:p>
      <text:p text:style-name="P1"><text:s text:c="2"/></text:p>
      <text:p text:style-name="P1"/>
      <text:p text:style-name="P1"><text:s/>if (results-&gt;decode_type == NEC) {</text:p>
      <text:p text:style-name="P1"><text:s text:c="3"/>//En este caso es nec pero puede ser JVC, PANASONIC...</text:p>
      <text:p text:style-name="P1"><text:s text:c="3"/>//Tienes que adaptarlo a tu mando a distancia</text:p>
      <text:p text:style-name="P1"><text:s text:c="3"/>switch (results-&gt;value){</text:p>
      <text:p text:style-name="P1"><text:s text:c="4"/>case <text:s/>0x40BFA05F://cambia el codigo por el que envio tu mando a distancia</text:p>
      <text:p text:style-name="P1"><text:s text:c="6"/>SelectScene(1);</text:p>
      <text:p text:style-name="P1"><text:s text:c="6"/>break;</text:p>
      <text:p text:style-name="P1"><text:s text:c="6"/></text:p>
      <text:p text:style-name="P1"><text:s text:c="4"/>case <text:s/>0x40BF609F://cambia el codigo por el que envio tu mando a distancia</text:p>
      <text:p text:style-name="P1"><text:s text:c="6"/>SelectScene(2);</text:p>
      <text:p text:style-name="P1"><text:s text:c="6"/>break;</text:p>
      <text:p text:style-name="P1"><text:s text:c="4"/></text:p>
      <text:p text:style-name="P1"><text:s text:c="4"/>case <text:s/>0x40BFE01F://cambia el codigo por el que envio tu mando a distancia</text:p>
      <text:p text:style-name="P1"><text:s text:c="6"/>SelectScene(3);</text:p>
      <text:p text:style-name="P1"><text:s text:c="6"/>break;</text:p>
      <text:p text:style-name="P1"><text:s text:c="4"/>case <text:s/>0x40BF906F://cambia el codigo por el que envio tu mando a distancia</text:p>
      <text:p text:style-name="P1"><text:s text:c="6"/>SelectScene(4);</text:p>
      <text:p text:style-name="P1"><text:s text:c="6"/>break; <text:s/></text:p>
      <text:p text:style-name="P1"><text:s text:c="6"/></text:p>
      <text:p text:style-name="P1"><text:s text:c="4"/>case <text:s/>0x40BF50AF://cambia el codigo por el que envio tu mando a distancia</text:p>
      <text:p text:style-name="P1"><text:s text:c="6"/>SelectScene(5);</text:p>
      <text:p text:style-name="P1"><text:s text:c="6"/>break; <text:s/></text:p>
      <text:p text:style-name="P1"><text:soft-page-break/><text:s text:c="10"/></text:p>
      <text:p text:style-name="P1"><text:s text:c="4"/>case <text:s/>0x40BFD02F://cambia el codigo por el que envio tu mando a distancia</text:p>
      <text:p text:style-name="P1"><text:s text:c="6"/>SelectScene(6);</text:p>
      <text:p text:style-name="P1"><text:s text:c="6"/>break; <text:s/></text:p>
      <text:p text:style-name="P1"><text:s text:c="5"/></text:p>
      <text:p text:style-name="P1"><text:s text:c="4"/>case <text:s/>0x40BFB04F://cambia el codigo por el que envio tu mando a distancia</text:p>
      <text:p text:style-name="P1"><text:s text:c="6"/>SelectScene(7);</text:p>
      <text:p text:style-name="P1"><text:s text:c="6"/>break; <text:s/></text:p>
      <text:p text:style-name="P1"><text:s text:c="6"/></text:p>
      <text:p text:style-name="P1"><text:s text:c="4"/>case <text:s/>0x40BF708F://cambia el codigo por el que envio tu mando a distancia</text:p>
      <text:p text:style-name="P1"><text:s text:c="6"/>SelectScene(8);</text:p>
      <text:p text:style-name="P1"><text:s text:c="6"/>break; <text:s/></text:p>
      <text:p text:style-name="P1"><text:s text:c="4"/></text:p>
      <text:p text:style-name="P1"><text:s text:c="4"/>case <text:s/>0x40BFF00F://cambia el codigo por el que envio tu mando a distancia</text:p>
      <text:p text:style-name="P1"><text:s text:c="6"/>SelectScene(9);</text:p>
      <text:p text:style-name="P1"><text:s text:c="6"/>break; <text:s/></text:p>
      <text:p text:style-name="P1"><text:s text:c="6"/></text:p>
      <text:p text:style-name="P1"><text:s text:c="4"/>case <text:s/>0x40BF8877://cambia el codigo por el que envio tu mando a distancia</text:p>
      <text:p text:style-name="P1"><text:s text:c="6"/>SelectScene(10);</text:p>
      <text:p text:style-name="P1"><text:s text:c="6"/>break; <text:s/></text:p>
      <text:p text:style-name="P1"><text:s text:c="3"/></text:p>
      <text:p text:style-name="P1"><text:s text:c="3"/>//Subir 20% Persiana 1</text:p>
      <text:p text:style-name="P1"><text:s text:c="4"/>case <text:s/>0x40BFB847://cambia el codigo por el que envio tu mando a distancia </text:p>
      <text:p text:style-name="P1"><text:s text:c="6"/>if (ElectricalCircuitValue[23]&lt;=80){ElectricalCircuitValue[23]+=20;}else{ElectricalCircuitValue[23]=100;}</text:p>
      <text:p text:style-name="P1"><text:s text:c="6"/>break; <text:s/></text:p>
      <text:p text:style-name="P1"><text:s text:c="4"/>//bajar 20% Persiana 1</text:p>
      <text:p text:style-name="P1"><text:s text:c="4"/>case <text:s/>0xC03F807F://cambia el codigo por el que envio tu mando a distancia</text:p>
      <text:p text:style-name="P1"><text:s text:c="6"/>if (ElectricalCircuitValue[23]&gt;=20){ElectricalCircuitValue[23]-=20;}else{ElectricalCircuitValue[23]=0;}</text:p>
      <text:p text:style-name="P1"><text:s text:c="6"/>break; <text:s/></text:p>
      <text:p text:style-name="P1"><text:s text:c="4"/>//Subir 20% Persiana 2 <text:s/></text:p>
      <text:p text:style-name="P1"><text:s text:c="4"/>case <text:s/>0x40BF38C7://cambia el codigo por el que envio tu mando a distancia</text:p>
      <text:p text:style-name="P1"><text:s text:c="6"/>if (ElectricalCircuitValue[24]&lt;=80){ElectricalCircuitValue[24]+=20;}else{ElectricalCircuitValue[24]=100;}</text:p>
      <text:p text:style-name="P1"><text:s text:c="6"/>break; <text:s/></text:p>
      <text:p text:style-name="P1"><text:s text:c="4"/>//bajar 20% Persiana 2</text:p>
      <text:p text:style-name="P1"><text:s text:c="4"/>case <text:s/>0xC03F00FF://cambia el codigo por el que envio tu mando a distancia</text:p>
      <text:p text:style-name="P1"><text:s text:c="6"/>if (ElectricalCircuitValue[24]&gt;=20){ElectricalCircuitValue[24]-=20;}else{ElectricalCircuitValue[24]=0;}</text:p>
      <text:p text:style-name="P1"><text:s text:c="6"/>break; </text:p>
      <text:p text:style-name="P1"><text:s text:c="5"/></text:p>
      <text:p text:style-name="P1"><text:s text:c="3"/>} <text:s/></text:p>
      <text:p text:style-name="P1"><text:s text:c="2"/>} <text:s/></text:p>
      <text:p text:style-name="P1">}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/FIN DE ZONAS DE CONFIGURACIONES</text:p>
      <text:p text:style-name="Standard">//NO ES NECESARIO PROGRAMAR NADA POR DEBAJO DE ESTE PUNTO</text:p>
      <text:p text:style-name="Standard"/>
      <text:p text:style-name="Standard">/***************************************************************************************************<text:soft-page-break/>********************/</text:p>
      <text:p text:style-name="Standard">// END CONFIGURATION ZONE</text:p>
      <text:p text:style-name="Standard">// NO NEED TO SET ANYTHING BELOW THIS POINT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/***********************************************************************************************************************/</text:p>
      <text:p text:style-name="Standard">void loop(){</text:p>
      <text:p text:style-name="Standard"/>
      <text:p text:style-name="Standard"><text:s text:c="3"/>if(millis() &lt; LastMsg ) {CargaHora();}</text:p>
      <text:p text:style-name="Standard"><text:s text:c="3"/>if((millis() - LastMsg) &gt;= 30000) {CargaHora();if (EspRfrIp&lt;1){connectAndRfr();EspRfrIp=120;}else{EspRfrIp--;}}</text:p>
      <text:p text:style-name="P1"><text:s text:c="3"/>if (irrecv.decode(&amp;results)) {</text:p>
      <text:p text:style-name="P1"><text:s text:c="5"/>RecepcionInfrarrojos(&amp;results);</text:p>
      <text:p text:style-name="P1"><text:s text:c="5"/>irrecv.resume(); // Receive the next value</text:p>
      <text:p text:style-name="P1"><text:s text:c="3"/>}</text:p>
      <text:p text:style-name="Standard"><text:s text:c="3"/>RecepcionPaqueteUDP();</text:p>
      <text:p text:style-name="Standard"><text:s text:c="3"/>InputState();</text:p>
      <text:p text:style-name="Standard"><text:s text:c="3"/>CheckSwicth();</text:p>
      <text:p text:style-name="Standard"><text:s text:c="3"/>for (int p =0; p&lt;NumeroPersianas;p++){GestionMovPersianas(p);} //Control de movimiento persianas</text:p>
      <text:p text:style-name="Standard"><text:s text:c="3"/>OutControl();</text:p>
      <text:p text:style-name="Standard">}</text:p>
      <text:p text:style-name="Standard">void CheckSwicth(){</text:p>
      <text:p text:style-name="Standard"><text:s text:c="2"/>int reading;</text:p>
      <text:p text:style-name="Standard"><text:s text:c="2"/>for (int i=0; i&lt;Number_SwicthInput;i++){</text:p>
      <text:p text:style-name="Standard"><text:s text:c="4"/>reading = digitalRead(PinSwicthInput[i]);</text:p>
      <text:p text:style-name="Standard"><text:s text:c="4"/>unsigned long InputMillis = millis();</text:p>
      <text:p text:style-name="Standard"><text:s text:c="4"/>if (reading==SwicthState[i]){LastTimeSwicthInput[i]=InputMillis;}</text:p>
      <text:p text:style-name="Standard"><text:s text:c="4"/>else{</text:p>
      <text:p text:style-name="Standard"><text:s text:c="6"/>if(LastTimeSwicthInput[i]&gt;InputMillis){LastTimeSwicthInput[i]=InputMillis;}</text:p>
      <text:p text:style-name="Standard"><text:s text:c="6"/>if ((InputMillis-LastTimeSwicthInput[i])&gt;=200){SwicthState[i]=reading;SwicthStateChange(i);} <text:s text:c="3"/></text:p>
      <text:p text:style-name="Standard"><text:s text:c="5"/>}</text:p>
      <text:p text:style-name="Standard"><text:s text:c="2"/>}</text:p>
      <text:p text:style-name="Standard">}</text:p>
      <text:p text:style-name="Standard">void InputState(){</text:p>
      <text:p text:style-name="Standard"><text:s text:c="2"/>for (int i=0; i&lt;Number_Input;i++){</text:p>
      <text:p text:style-name="Standard"><text:s text:c="5"/>unsigned long InputMillis = millis()-LastTimeInput[i];</text:p>
      <text:p text:style-name="Standard"><text:s text:c="5"/>if ((InState[i]&gt;=4)||(-1 &gt;= InState[i])){InState[i]=0;}</text:p>
      <text:p text:style-name="Standard"><text:s text:c="5"/>if (digitalRead(PinInput[i]) == LOW ) {</text:p>
      <text:p text:style-name="Standard"><text:s text:c="7"/>if ((InState[i]==0)&amp;&amp;(InputMillis&gt;=60)){LastTimeInput[i]=millis();InState[i]=1;}</text:p>
      <text:p text:style-name="Standard"><text:s text:c="7"/>if ((InState[i]==1)&amp;&amp;(InputMillis&gt;=440)){LongInput(i);InState[i]=2;}</text:p>
      <text:p text:style-name="Standard"><text:s text:c="7"/>if (InState[i]==2){LastTimeInput[i]=millis();}</text:p>
      <text:p text:style-name="Standard"><text:s text:c="7"/>if (InState[i]==3){LastTimeInput[i]=millis();InState[i]=1;}</text:p>
      <text:p text:style-name="Standard"><text:s text:c="5"/>}</text:p>
      <text:p text:style-name="Standard"><text:s text:c="5"/>else{</text:p>
      <text:p text:style-name="Standard"><text:soft-page-break/></text:p>
      <text:p text:style-name="Standard"><text:s text:c="7"/>if (InState[i]==0){LastTimeInput[i]=millis();}</text:p>
      <text:p text:style-name="Standard"><text:s text:c="7"/>if (InState[i]==1){LastTimeInput[i]=millis();InState[i]=3;}</text:p>
      <text:p text:style-name="Standard"><text:s text:c="7"/>if ((InState[i]==2) &amp;&amp;(InputMillis&gt;=60)){LastTimeInput[i]=millis();InState[i]=0;LongInputEnd(i);}</text:p>
      <text:p text:style-name="Standard"><text:s text:c="7"/>if ((InState[i]==3)&amp;&amp;(InputMillis&gt;=60)){LastTimeInput[i]=millis();InState[i]=0;ShortInput(i);}</text:p>
      <text:p text:style-name="Standard"><text:s text:c="5"/>}</text:p>
      <text:p text:style-name="Standard"><text:s text:c="2"/>}</text:p>
      <text:p text:style-name="Standard">} </text:p>
      <text:p text:style-name="Standard"/>
      <text:p text:style-name="Standard"/>
      <text:p text:style-name="Standard">/*************************************************************/</text:p>
      <text:p text:style-name="Standard"><text:s text:c="3"/>//Gestion Persianas</text:p>
      <text:p text:style-name="Standard">/*************************************************************/ </text:p>
      <text:p text:style-name="Standard">void GestionMovPersianas(int NPersiana){</text:p>
      <text:p text:style-name="Standard"><text:s text:c="2"/>if (InUpPersiana[NPersiana] || InDowPersiana[NPersiana])</text:p>
      <text:p text:style-name="Standard"><text:s text:c="2"/>{ <text:s/>//Funcionamiento Manual</text:p>
      <text:p text:style-name="Standard"><text:s text:c="4"/>if (InUpPersiana[NPersiana] &amp;&amp; InDowPersiana[NPersiana]){OutDowPersiana[NPersiana]=false;OutUpPersiana[NPersiana]=false;}</text:p>
      <text:p text:style-name="Standard"><text:s text:c="4"/>else{</text:p>
      <text:p text:style-name="Standard"><text:s text:c="6"/>if (InUpPersiana[NPersiana]){SubirPersiana(NPersiana);} </text:p>
      <text:p text:style-name="Standard"><text:s text:c="6"/>if (InDowPersiana[NPersiana]){BajarPersiana(NPersiana);}</text:p>
      <text:p text:style-name="Standard"><text:s text:c="6"/>ElectricalCircuitValue[23 + NPersiana]=PosicionPersiana[NPersiana]; <text:s text:c="3"/></text:p>
      <text:p text:style-name="Standard"><text:s text:c="4"/>} <text:s text:c="3"/></text:p>
      <text:p text:style-name="Standard"><text:s text:c="2"/>}</text:p>
      <text:p text:style-name="Standard"><text:s text:c="2"/>else</text:p>
      <text:p text:style-name="Standard"><text:s text:c="2"/>{ <text:s/>//Funcionamiento Automatico;</text:p>
      <text:p text:style-name="Standard"><text:s text:c="4"/>if (ElectricalCircuitValue[23 + NPersiana]==PosicionPersiana[NPersiana]){OutDowPersiana[NPersiana]=false;OutUpPersiana[NPersiana]=false;}</text:p>
      <text:p text:style-name="Standard"><text:s text:c="4"/>else</text:p>
      <text:p text:style-name="Standard"><text:s text:c="4"/>{ <text:s text:c="5"/></text:p>
      <text:p text:style-name="Standard"><text:s text:c="7"/>if (ElectricalCircuitValue[23 + NPersiana] &gt; PosicionPersiana[NPersiana]){SubirPersiana(NPersiana);}</text:p>
      <text:p text:style-name="Standard"><text:s text:c="7"/>else <text:s/>{if (ElectricalCircuitValue[23 + NPersiana] &lt; PosicionPersiana[NPersiana]) <text:s/>{BajarPersiana(NPersiana);}} <text:s text:c="3"/></text:p>
      <text:p text:style-name="Standard"><text:s text:c="4"/>} <text:s/></text:p>
      <text:p text:style-name="Standard"><text:s text:c="2"/>}</text:p>
      <text:p text:style-name="Standard">}</text:p>
      <text:p text:style-name="Standard">void SubirPersiana(int NPersiana){</text:p>
      <text:p text:style-name="Standard"><text:s text:c="2"/>if (OutDowPersiana[NPersiana]==true){BajarPersiana(NPersiana);OutDowPersiana[NPersiana]=false;OutControl();delay(200);}</text:p>
      <text:p text:style-name="Standard"><text:s text:c="2"/>long TiempoActual = micros();</text:p>
      <text:p text:style-name="Standard"><text:s text:c="2"/>if (OutUpPersiana[NPersiana]==false){OutUpPersiana[NPersiana]=true;}</text:p>
      <text:p text:style-name="Standard"><text:s text:c="2"/>else{</text:p>
      <text:p text:style-name="Standard"><text:s text:c="4"/>long DiferenciaTiempo;</text:p>
      <text:p text:style-name="Standard"><text:s text:c="4"/>if (TiempoActual&lt;TiempoMovPersiana[NPersiana]){DiferenciaTiempo=TiempoActual;}else{DiferenciaTiempo = TiempoActual-TiempoMovPersiana[NPersiana];}</text:p>
      <text:p text:style-name="Standard"><text:s text:c="4"/>if ((TiempoPosPersianaUp[NPersiana] + DiferenciaTiempo)&lt;TimUpPersiana[NPersiana]){TiempoPosPersianaUp[NPersiana]=TiempoPosPersianaUp[NPersiana] + DiferenciaTiempo;}</text:p>
      <text:p text:style-name="Standard"><text:s text:c="4"/>else{TiempoPosPersianaUp[NPersiana]=TimUpPersiana[NPersiana];}</text:p>
      <text:p text:style-name="Standard"><text:s text:c="4"/>byte porcentajeSubida = TiempoPosPersianaUp[NPersiana] / (TimUpPersiana[NPersiana]/100);</text:p>
      <text:p text:style-name="Standard"><text:s text:c="4"/>byte porcentajeBajada=100-porcentajeSubida;</text:p>
      <text:p text:style-name="Standard"><text:s text:c="4"/>PosicionPersiana[NPersiana]=porcentajeSubida;</text:p>
      <text:p text:style-name="Standard"><text:s text:c="4"/>TiempoPosPersianaDown[NPersiana]=porcentajeBajada*(TimDowPersiana[NPersiana]/100);</text:p>
      <text:p text:style-name="Standard"><text:s text:c="2"/>} <text:s/></text:p>
      <text:p text:style-name="Standard"><text:soft-page-break/><text:s text:c="2"/>TiempoMovPersiana[NPersiana]=TiempoActual;</text:p>
      <text:p text:style-name="Standard">}</text:p>
      <text:p text:style-name="Standard">void BajarPersiana(int NPersiana){</text:p>
      <text:p text:style-name="Standard"><text:s text:c="2"/>if (OutUpPersiana[NPersiana]==true){SubirPersiana(NPersiana);OutUpPersiana[NPersiana]=false;OutControl();delay(200);}</text:p>
      <text:p text:style-name="Standard"><text:s text:c="2"/>long TiempoActual = micros();</text:p>
      <text:p text:style-name="Standard"><text:s text:c="2"/>if (OutDowPersiana[NPersiana]==false){OutDowPersiana[NPersiana]=true;}</text:p>
      <text:p text:style-name="Standard"><text:s text:c="2"/>else{</text:p>
      <text:p text:style-name="Standard"><text:s text:c="4"/>long DiferenciaTiempo;</text:p>
      <text:p text:style-name="Standard"><text:s text:c="4"/>if (TiempoActual&lt;TiempoMovPersiana[NPersiana]){DiferenciaTiempo=TiempoActual;}else{DiferenciaTiempo = TiempoActual-TiempoMovPersiana[NPersiana];}</text:p>
      <text:p text:style-name="Standard"><text:s text:c="4"/>if ((TiempoPosPersianaDown[NPersiana] + DiferenciaTiempo)&lt;TimDowPersiana[NPersiana]){TiempoPosPersianaDown[NPersiana]=TiempoPosPersianaDown[NPersiana] + DiferenciaTiempo;}else{TiempoPosPersianaDown[NPersiana]=TimDowPersiana[NPersiana];}</text:p>
      <text:p text:style-name="Standard"><text:s text:c="3"/></text:p>
      <text:p text:style-name="Standard"><text:s text:c="4"/>byte porcentajeBajada = TiempoPosPersianaDown[NPersiana] / (TimDowPersiana[NPersiana]/100);</text:p>
      <text:p text:style-name="Standard"><text:s text:c="4"/>byte porcentajeSubida=100-porcentajeBajada;</text:p>
      <text:p text:style-name="Standard"><text:s text:c="4"/>PosicionPersiana[NPersiana]=porcentajeSubida;</text:p>
      <text:p text:style-name="Standard"><text:s text:c="4"/>TiempoPosPersianaUp[NPersiana]=porcentajeSubida*(TimUpPersiana[NPersiana]/100);</text:p>
      <text:p text:style-name="Standard"><text:s text:c="2"/>} <text:s/></text:p>
      <text:p text:style-name="Standard"><text:s text:c="2"/>TiempoMovPersiana[NPersiana]=TiempoActual;</text:p>
      <text:p text:style-name="Standard">}</text:p>
      <text:p text:style-name="Standard">void ReiniciarTiempoPersianas(){for ( int c =0; c&lt;NumeroPersianas; c++){TimUpPersiana[c]=(EEPROM.read(3880 + c))* 1000000; TimDowPersiana[c]=(EEPROM.read(3890 + c))* 1000000;}}</text:p>
      <text:p text:style-name="Standard">void ReiniciarPosicionPersiana(int NumPersiana){ TiempoPosPersianaUp[NumPersiana]=0;TiempoPosPersianaDown[NumPersiana]=TimDowPersiana[NumPersiana];ElectricalCircuitValue[23+NumPersiana]=100;}</text:p>
      <text:p text:style-name="Standard"/>
      <text:p text:style-name="Standard">void RecepcionPaqueteUDP()</text:p>
      <text:p text:style-name="Standard">{</text:p>
      <text:p text:style-name="Standard"><text:s/></text:p>
      <text:p text:style-name="Standard"><text:s text:c="2"/>int packetSize = Udp.parsePacket();</text:p>
      <text:p text:style-name="Standard"><text:s text:c="2"/></text:p>
      <text:p text:style-name="Standard"><text:s text:c="2"/>if(packetSize)</text:p>
      <text:p text:style-name="Standard"><text:s text:c="2"/>{ <text:s/></text:p>
      <text:p text:style-name="Standard"><text:s text:c="4"/>Udp.read(packetBuffer,UDP_TX_PACKET_MAX_SIZE);</text:p>
      <text:p text:style-name="Standard"><text:s text:c="4"/></text:p>
      <text:p text:style-name="Standard"><text:s text:c="4"/>int LongCadena;</text:p>
      <text:p text:style-name="Standard"><text:s text:c="4"/>if <text:s/>(SecureConnection){</text:p>
      <text:p text:style-name="Standard"><text:s text:c="6"/>for(int c=0; c&lt;8;c++){if (Key[7-c]!=packetBuffer[packetSize-(c+1)]){return;}}</text:p>
      <text:p text:style-name="Standard"><text:s text:c="6"/>LongCadena=packetSize-7;}</text:p>
      <text:p text:style-name="Standard"><text:s text:c="4"/>else{LongCadena=packetSize + 1;}</text:p>
      <text:p text:style-name="Standard"/>
      <text:p text:style-name="Standard"><text:s text:c="4"/>char <text:s/>CadenaEntrada[LongCadena];</text:p>
      <text:p text:style-name="Standard"><text:s text:c="4"/>for (int c=0;c&lt;LongCadena;c++){CadenaEntrada[c]=packetBuffer[c];}</text:p>
      <text:p text:style-name="Standard"><text:s text:c="4"/>CadenaEntrada[LongCadena-1]='\0';</text:p>
      <text:p text:style-name="Standard"><text:s text:c="4"/>String CadenaIn = (String)CadenaEntrada;</text:p>
      <text:p text:style-name="Standard"><text:s text:c="4"/>if (CadenaIn.indexOf("COMCOMM")&gt;-1){CommonOrders(packetBuffer[7]);EnviarRespuesta("COMCOMOK");return;}</text:p>
      <text:p text:style-name="Standard"><text:s text:c="4"/>if (CadenaIn=="CLEARHORARIO"){for (int i = 950; i &lt;= 3879; i++){EEPROM.write(i, 66);}EnviarRespuesta("HORARIOS BORRADOS"); return;}</text:p>
      <text:p text:style-name="Standard"><text:s text:c="4"/>if (CadenaIn=="CLEARESPCDAY"){for (int i = 3900; i &lt;= 3999; i++){EEPROM.write(i, 0);}EnviarRespuesta("DIAS <text:soft-page-break/>ESPECIALES BORRADOS");return; }</text:p>
      <text:p text:style-name="Standard"><text:s text:c="4"/>if (CadenaIn.indexOf("SETFH")&gt;-1){</text:p>
      <text:p text:style-name="Standard"><text:s text:c="6"/>setDateDs1307(packetBuffer[5] ,packetBuffer[6], packetBuffer[7], packetBuffer[8], packetBuffer[9], packetBuffer[10], packetBuffer[11]);</text:p>
      <text:p text:style-name="Standard"><text:s text:c="6"/>CargaHora();</text:p>
      <text:p text:style-name="Standard"><text:s text:c="6"/>EnviarRespuesta("SETFHOK");</text:p>
      <text:p text:style-name="Standard"><text:s text:c="6"/>return;</text:p>
      <text:p text:style-name="Standard"><text:s text:c="4"/>}</text:p>
      <text:p text:style-name="Standard"><text:s text:c="5"/>if (CadenaIn.indexOf("GETSENSOR")&gt;-1)</text:p>
      <text:p text:style-name="Standard"><text:s text:c="4"/>{ <text:s/></text:p>
      <text:p text:style-name="Standard"><text:s text:c="6"/>char* Resultado;</text:p>
      <text:p text:style-name="Standard"><text:s text:c="6"/>int LongCad;</text:p>
      <text:p text:style-name="Standard"><text:s text:c="6"/>Resultado = ReadSensor(packetBuffer[9]);</text:p>
      <text:p text:style-name="Standard"><text:s text:c="6"/>LongCad = strlen(Resultado); </text:p>
      <text:p text:style-name="Standard"><text:s text:c="6"/>char Respuesta[LongCad <text:s/>+ 8];</text:p>
      <text:p text:style-name="Standard"><text:s text:c="8"/>Respuesta[0]='S';Respuesta[1]='E';Respuesta[2]='N';Respuesta[3]='S';Respuesta[4]='O';Respuesta[5]='R';Respuesta[6]=packetBuffer[9]; <text:s text:c="7"/></text:p>
      <text:p text:style-name="Standard"><text:s text:c="8"/>int p;</text:p>
      <text:p text:style-name="Standard"><text:s text:c="8"/>for (p=0;p&lt;LongCad;p++){ Respuesta[p+7]=Resultado[p];}</text:p>
      <text:p text:style-name="Standard"><text:s text:c="8"/>Respuesta[LongCad <text:s/>+ 7]='\0';</text:p>
      <text:p text:style-name="Standard"><text:s text:c="8"/>EnviarRespuesta(Respuesta);</text:p>
      <text:p text:style-name="Standard"><text:s text:c="8"/>return;</text:p>
      <text:p text:style-name="Standard"><text:s text:c="4"/>} <text:s/></text:p>
      <text:p text:style-name="Standard"><text:s text:c="4"/>if (CadenaIn.indexOf("READDAY")&gt;-1){</text:p>
      <text:p text:style-name="Standard"><text:s text:c="8"/>char Respuesta[325];</text:p>
      <text:p text:style-name="Standard"><text:s text:c="8"/>Respuesta[0]='C';</text:p>
      <text:p text:style-name="Standard"><text:s text:c="8"/>Respuesta[1]='F';</text:p>
      <text:p text:style-name="Standard"><text:s text:c="8"/>Respuesta[2]='D';</text:p>
      <text:p text:style-name="Standard"><text:s text:c="8"/>Respuesta[3]='A';</text:p>
      <text:p text:style-name="Standard"><text:s text:c="8"/></text:p>
      <text:p text:style-name="Standard"><text:s text:c="8"/>int PunteroRegistro;</text:p>
      <text:p text:style-name="Standard"><text:s text:c="8"/>if (packetBuffer[7]=='2'){PunteroRegistro=3950;}else{PunteroRegistro=3900;}</text:p>
      <text:p text:style-name="Standard"><text:s text:c="8"/>for (int <text:s/>i = 0; i&lt;50;i++){Respuesta[i+4]=EEPROM.read(PunteroRegistro + i); } </text:p>
      <text:p text:style-name="Standard"><text:s text:c="8"/>Respuesta[324]='\0';</text:p>
      <text:p text:style-name="Standard"><text:s text:c="8"/>EnviarRespuesta(Respuesta);</text:p>
      <text:p text:style-name="Standard"><text:s text:c="8"/>return;</text:p>
      <text:p text:style-name="Standard"><text:s text:c="4"/>}</text:p>
      <text:p text:style-name="Standard"><text:s text:c="4"/>if (CadenaIn.indexOf("WRIDAYE")&gt;-1){</text:p>
      <text:p text:style-name="Standard"><text:s text:c="7"/>int Reg;</text:p>
      <text:p text:style-name="Standard"><text:s text:c="7"/>int Pos=8;</text:p>
      <text:p text:style-name="Standard"><text:s text:c="7"/>if (packetBuffer[7]==2){Reg=3950;}else{Reg=3900;}</text:p>
      <text:p text:style-name="Standard"><text:s text:c="7"/>for (int i = Reg; i&lt;(Reg+50);i++){EEPROM.write(i,packetBuffer[Pos]);Pos++;}</text:p>
      <text:p text:style-name="Standard"><text:s text:c="7"/>EnviarRespuesta("COMPLETED"); <text:s/></text:p>
      <text:p text:style-name="Standard"><text:s text:c="7"/>return; <text:s text:c="3"/></text:p>
      <text:p text:style-name="Standard"><text:s text:c="4"/>}</text:p>
      <text:p text:style-name="Standard"><text:s text:c="4"/>if (CadenaIn.indexOf("RETRIGGER")&gt;-1){</text:p>
      <text:p text:style-name="Standard"><text:s text:c="7"/>char Respuesta[53];</text:p>
      <text:p text:style-name="Standard"><text:s text:c="7"/>Respuesta[0]='T';</text:p>
      <text:p text:style-name="Standard"><text:s text:c="7"/>Respuesta[1]='I';</text:p>
      <text:p text:style-name="Standard"><text:s text:c="7"/>Respuesta[2]='G';</text:p>
      <text:p text:style-name="Standard"><text:s text:c="7"/>Respuesta[3]='R';</text:p>
      <text:p text:style-name="Standard"><text:soft-page-break/><text:s text:c="7"/>int Pos=4;</text:p>
      <text:p text:style-name="Standard"><text:s text:c="7"/>for (int i = 950; i&lt;998;i++){Respuesta[Pos]=EEPROM.read(i)+1;Pos++;}</text:p>
      <text:p text:style-name="Standard"><text:s text:c="7"/>Respuesta[52]='\0';</text:p>
      <text:p text:style-name="Standard"><text:s text:c="7"/>EnviarRespuesta(Respuesta); <text:s text:c="2"/></text:p>
      <text:p text:style-name="Standard"><text:s text:c="7"/>return; <text:s text:c="3"/></text:p>
      <text:p text:style-name="Standard"><text:s text:c="4"/>}</text:p>
      <text:p text:style-name="Standard"><text:s text:c="6"/>if (CadenaIn.indexOf("WTGR")&gt;-1){</text:p>
      <text:p text:style-name="Standard"><text:s text:c="7"/>int Pos=4;</text:p>
      <text:p text:style-name="Standard"><text:s text:c="7"/>for (int i = 950; i&lt;998;i++){EEPROM.write(i,packetBuffer[Pos]);Pos++;}</text:p>
      <text:p text:style-name="Standard"><text:s text:c="7"/>EnviarRespuesta("COMPLETED"); <text:s/></text:p>
      <text:p text:style-name="Standard"><text:s text:c="7"/>return; <text:s text:c="3"/></text:p>
      <text:p text:style-name="Standard"><text:s text:c="4"/>} <text:s text:c="2"/></text:p>
      <text:p text:style-name="Standard"><text:s text:c="4"/></text:p>
      <text:p text:style-name="Standard"><text:s text:c="4"/></text:p>
      <text:p text:style-name="Standard"><text:s text:c="4"/>if (CadenaIn.indexOf("READHOR")&gt;-1){</text:p>
      <text:p text:style-name="Standard"><text:s text:c="7"/>char Respuesta[325];</text:p>
      <text:p text:style-name="Standard"><text:s text:c="7"/>Respuesta[0]='H';</text:p>
      <text:p text:style-name="Standard"><text:s text:c="7"/>Respuesta[1]='O';</text:p>
      <text:p text:style-name="Standard"><text:s text:c="7"/>Respuesta[2]='R';</text:p>
      <text:p text:style-name="Standard"><text:s text:c="7"/>Respuesta[3]='A';</text:p>
      <text:p text:style-name="Standard"><text:s text:c="7"/>int Reg;</text:p>
      <text:p text:style-name="Standard"><text:s text:c="7"/>int Pos=4;</text:p>
      <text:p text:style-name="Standard"><text:s text:c="7"/>Reg=packetBuffer[7]*320+1000;</text:p>
      <text:p text:style-name="Standard"><text:s text:c="7"/>for (int i = Reg; i&lt;(Reg+320);i++){Respuesta[Pos]=EEPROM.read(i)+1;Pos++;}</text:p>
      <text:p text:style-name="Standard"><text:s text:c="7"/>Respuesta[324]='\0';</text:p>
      <text:p text:style-name="Standard"><text:s text:c="7"/>EnviarRespuesta(Respuesta); <text:s text:c="2"/></text:p>
      <text:p text:style-name="Standard"><text:s text:c="7"/>return; <text:s text:c="3"/></text:p>
      <text:p text:style-name="Standard"><text:s text:c="4"/>}</text:p>
      <text:p text:style-name="Standard"><text:s text:c="4"/></text:p>
      <text:p text:style-name="Standard"><text:s text:c="4"/>if (CadenaIn.indexOf("WRITHOR")&gt;-1){</text:p>
      <text:p text:style-name="Standard"><text:s text:c="7"/>int Reg;</text:p>
      <text:p text:style-name="Standard"><text:s text:c="7"/>int Pos=8;</text:p>
      <text:p text:style-name="Standard"><text:s text:c="7"/>Reg=packetBuffer[7]*320+1000;</text:p>
      <text:p text:style-name="Standard"><text:s text:c="7"/>for (int i = Reg; i&lt;(Reg+320);i++){EEPROM.write(i,packetBuffer[Pos]);Pos++;}</text:p>
      <text:p text:style-name="Standard"><text:s text:c="7"/>EnviarRespuesta("COMPLETED"); <text:s/></text:p>
      <text:p text:style-name="Standard"><text:s text:c="7"/>return; <text:s text:c="3"/></text:p>
      <text:p text:style-name="Standard"><text:s text:c="4"/>}</text:p>
      <text:p text:style-name="Standard"><text:s text:c="4"/>if (CadenaIn.indexOf("SVAL")&gt;-1){ElectricalCircuitValue[packetBuffer[4]-1]=packetBuffer[5]-1;EnvioEstadoActual();return;} </text:p>
      <text:p text:style-name="Standard"/>
      <text:p text:style-name="Standard"><text:s text:c="4"/>if (CadenaIn=="VACT"){EnvioEstadoActual();return;} <text:s/></text:p>
      <text:p text:style-name="Standard"><text:s text:c="4"/></text:p>
      <text:p text:style-name="Standard"><text:s text:c="4"/>if (CadenaIn.indexOf("SSCE")&gt;-1)</text:p>
      <text:p text:style-name="Standard"><text:s text:c="4"/>{ <text:s/></text:p>
      <text:p text:style-name="Standard"><text:s text:c="6"/>int Dir;</text:p>
      <text:p text:style-name="Standard"><text:s text:c="6"/>Dir = (int)packetBuffer[4];</text:p>
      <text:p text:style-name="Standard"><text:s text:c="6"/>SelectScene(Dir);</text:p>
      <text:p text:style-name="Standard"><text:s text:c="6"/>EnvioEstadoActual();</text:p>
      <text:p text:style-name="Standard"><text:s text:c="6"/>return;</text:p>
      <text:p text:style-name="Standard"><text:s text:c="4"/>}</text:p>
      <text:p text:style-name="Standard"><text:s text:c="4"/>if (CadenaIn.indexOf("WESC")&gt;-1)</text:p>
      <text:p text:style-name="Standard"><text:s text:c="4"/>{</text:p>
      <text:p text:style-name="Standard"><text:soft-page-break/><text:s text:c="6"/>int Dir;</text:p>
      <text:p text:style-name="Standard"><text:s text:c="6"/>Dir = (int)packetBuffer[4];</text:p>
      <text:p text:style-name="Standard"><text:s text:c="6"/>Dir = (Dir-1) * 30;</text:p>
      <text:p text:style-name="Standard"><text:s text:c="7"/>for (byte <text:s/>i = 0; i&lt;30;i++){EEPROM.write(i+Dir, packetBuffer[5+i]-1);}</text:p>
      <text:p text:style-name="Standard"><text:s text:c="7"/>EnviarRespuesta("COMPLETED"); </text:p>
      <text:p text:style-name="Standard"><text:s text:c="7"/>return;</text:p>
      <text:p text:style-name="Standard"><text:s text:c="4"/>} </text:p>
      <text:p text:style-name="Standard"><text:s text:c="4"/>if (CadenaIn == "ESTADOINST"){ReadDate();return;}</text:p>
      <text:p text:style-name="Standard"><text:s text:c="4"/>if (CadenaIn.indexOf("RESC")&gt;-1)</text:p>
      <text:p text:style-name="Standard"><text:s text:c="4"/>{</text:p>
      <text:p text:style-name="Standard"><text:s text:c="7"/>int Dir;</text:p>
      <text:p text:style-name="Standard"><text:s text:c="7"/>Dir = (int)packetBuffer[4];</text:p>
      <text:p text:style-name="Standard"><text:s text:c="7"/>Dir = (Dir-1) * 30;</text:p>
      <text:p text:style-name="Standard"><text:s text:c="10"/></text:p>
      <text:p text:style-name="Standard"><text:s text:c="7"/>char Respuesta[36];</text:p>
      <text:p text:style-name="Standard"><text:s text:c="7"/>Respuesta[0]='V';</text:p>
      <text:p text:style-name="Standard"><text:s text:c="7"/>Respuesta[1]='E';</text:p>
      <text:p text:style-name="Standard"><text:s text:c="7"/>Respuesta[2]='S';</text:p>
      <text:p text:style-name="Standard"><text:s text:c="7"/>Respuesta[3]='C';</text:p>
      <text:p text:style-name="Standard"><text:s text:c="7"/>Respuesta[4]=packetBuffer[4]; <text:s text:c="6"/></text:p>
      <text:p text:style-name="Standard"><text:s text:c="9"/></text:p>
      <text:p text:style-name="Standard"><text:s text:c="7"/>for (int i = 0; i &lt; 30;i++)</text:p>
      <text:p text:style-name="Standard"><text:s text:c="7"/>{</text:p>
      <text:p text:style-name="Standard"><text:s text:c="9"/>byte V=EEPROM.read(Dir+i);</text:p>
      <text:p text:style-name="Standard"><text:s text:c="9"/>if (V&lt;=254){V++;}</text:p>
      <text:p text:style-name="Standard"><text:s text:c="9"/>Respuesta[i + 5 ]=V;</text:p>
      <text:p text:style-name="Standard"><text:s text:c="7"/>}</text:p>
      <text:p text:style-name="Standard"><text:s text:c="7"/>Respuesta[35]='\0';</text:p>
      <text:p text:style-name="Standard"><text:s text:c="7"/>EnviarRespuesta(Respuesta); <text:s/></text:p>
      <text:p text:style-name="Standard"><text:s text:c="7"/>return; </text:p>
      <text:p text:style-name="Standard"><text:s text:c="4"/>}</text:p>
      <text:p text:style-name="Standard"><text:s text:c="4"/></text:p>
      <text:p text:style-name="Standard"><text:s text:c="4"/>if (CadenaIn == "ENABLEHOR")</text:p>
      <text:p text:style-name="Standard"><text:s text:c="4"/>{</text:p>
      <text:p text:style-name="Standard"><text:s text:c="6"/>char Respuesta[56];</text:p>
      <text:p text:style-name="Standard"><text:s text:c="7"/>Respuesta[0]='E';</text:p>
      <text:p text:style-name="Standard"><text:s text:c="7"/>Respuesta[1]='N';</text:p>
      <text:p text:style-name="Standard"><text:s text:c="7"/>Respuesta[2]='H';</text:p>
      <text:p text:style-name="Standard"><text:s text:c="7"/>Respuesta[3]='O';</text:p>
      <text:p text:style-name="Standard"><text:s text:c="7"/>Respuesta[4]='R'; <text:s text:c="8"/></text:p>
      <text:p text:style-name="Standard"><text:s text:c="9"/></text:p>
      <text:p text:style-name="Standard"><text:s text:c="7"/>for (int i = 0; i &lt; 50;i++){Respuesta[i + 5 ]=EEPROM.read(400+i)+1;}</text:p>
      <text:p text:style-name="Standard"><text:s text:c="7"/>Respuesta[55]='\0';</text:p>
      <text:p text:style-name="Standard"><text:s text:c="7"/>EnviarRespuesta(Respuesta); <text:s/></text:p>
      <text:p text:style-name="Standard"><text:s text:c="7"/>return; </text:p>
      <text:p text:style-name="Standard"><text:s text:c="4"/>}</text:p>
      <text:p text:style-name="Standard"><text:s text:c="4"/>if (CadenaIn.indexOf("WHOR")&gt;-1)</text:p>
      <text:p text:style-name="Standard"><text:s text:c="4"/>{</text:p>
      <text:p text:style-name="Standard"><text:s text:c="7"/>for (byte <text:s/>i = 0; i&lt;50;i++){EEPROM.write(i+400, packetBuffer[4+i]-1);}</text:p>
      <text:p text:style-name="Standard"><text:s text:c="7"/>EnviarRespuesta("COMPLETED"); </text:p>
      <text:p text:style-name="Standard"><text:s text:c="7"/>return;</text:p>
      <text:p text:style-name="Standard"><text:s text:c="4"/>} </text:p>
      <text:p text:style-name="Standard"><text:soft-page-break/><text:s text:c="4"/></text:p>
      <text:p text:style-name="Standard"><text:s text:c="5"/>if (CadenaIn == "CONENABLE")</text:p>
      <text:p text:style-name="Standard"><text:s text:c="4"/>{</text:p>
      <text:p text:style-name="Standard"><text:s text:c="6"/>char Respuesta[16];</text:p>
      <text:p text:style-name="Standard"><text:s text:c="7"/>Respuesta[0]='E';</text:p>
      <text:p text:style-name="Standard"><text:s text:c="7"/>Respuesta[1]='N';</text:p>
      <text:p text:style-name="Standard"><text:s text:c="7"/>Respuesta[2]='C';</text:p>
      <text:p text:style-name="Standard"><text:s text:c="7"/>Respuesta[3]='O';</text:p>
      <text:p text:style-name="Standard"><text:s text:c="7"/>Respuesta[4]='N'; <text:s text:c="8"/></text:p>
      <text:p text:style-name="Standard"><text:s text:c="9"/></text:p>
      <text:p text:style-name="Standard"><text:s text:c="7"/>for (int i = 0; i &lt; 10;i++){if (Condicionados[i]==true){Respuesta[i + 5 ]=2;}else{Respuesta[i + 5 ]=1;}}</text:p>
      <text:p text:style-name="Standard"><text:s text:c="7"/>Respuesta[15]='\0';</text:p>
      <text:p text:style-name="Standard"><text:s text:c="7"/>EnviarRespuesta(Respuesta); <text:s/></text:p>
      <text:p text:style-name="Standard"><text:s text:c="7"/>return; </text:p>
      <text:p text:style-name="Standard"><text:s text:c="4"/>}</text:p>
      <text:p text:style-name="Standard"><text:s text:c="4"/>if (CadenaIn.indexOf("WCON")&gt;-1)</text:p>
      <text:p text:style-name="Standard"><text:s text:c="4"/>{ <text:s/></text:p>
      <text:p text:style-name="Standard"><text:s text:c="7"/>for (byte <text:s/>i = 0; i&lt;10;i++){if ( packetBuffer[4+i]==2){Condicionados[i] = true;}else{Condicionados[i] = false;}}</text:p>
      <text:p text:style-name="Standard"><text:s text:c="7"/>EnviarRespuesta("COMPLETED"); </text:p>
      <text:p text:style-name="Standard"><text:s text:c="7"/>return;</text:p>
      <text:p text:style-name="Standard"><text:s text:c="4"/>} </text:p>
      <text:p text:style-name="Standard"><text:s text:c="4"/></text:p>
      <text:p text:style-name="Standard"><text:s text:c="4"/>if (CadenaIn.indexOf("COMANDO")&gt;-1){EnviarRespuesta(RunCommand(packetBuffer[7]));return;}</text:p>
      <text:p text:style-name="Standard"><text:s text:c="2"/></text:p>
      <text:p text:style-name="Standard"><text:s text:c="4"/>if (CadenaIn == "TIMPERSIANA")</text:p>
      <text:p text:style-name="Standard"><text:s text:c="4"/>{</text:p>
      <text:p text:style-name="Standard"><text:s text:c="6"/>char Respuesta[26];</text:p>
      <text:p text:style-name="Standard"><text:s text:c="7"/>Respuesta[0]='L';</text:p>
      <text:p text:style-name="Standard"><text:s text:c="7"/>Respuesta[1]='E';</text:p>
      <text:p text:style-name="Standard"><text:s text:c="7"/>Respuesta[2]='C';</text:p>
      <text:p text:style-name="Standard"><text:s text:c="7"/>Respuesta[3]='P';</text:p>
      <text:p text:style-name="Standard"><text:s text:c="7"/>Respuesta[4]='E'; <text:s text:c="8"/></text:p>
      <text:p text:style-name="Standard"><text:s text:c="9"/></text:p>
      <text:p text:style-name="Standard"><text:s text:c="7"/>for (int i = 0; i &lt; 20;i++){ Respuesta[i + 5 ]=EEPROM.read(3880+i)+1;}</text:p>
      <text:p text:style-name="Standard"><text:s text:c="7"/>Respuesta[25]='\0';</text:p>
      <text:p text:style-name="Standard"><text:s text:c="7"/>EnviarRespuesta(Respuesta); <text:s/></text:p>
      <text:p text:style-name="Standard"><text:s text:c="7"/>return; </text:p>
      <text:p text:style-name="Standard"><text:s text:c="4"/></text:p>
      <text:p text:style-name="Standard"><text:s text:c="4"/>}</text:p>
      <text:p text:style-name="Standard"><text:s text:c="5"/>if (CadenaIn == "SETPOINT")</text:p>
      <text:p text:style-name="Standard"><text:s text:c="4"/>{</text:p>
      <text:p text:style-name="Standard"><text:s text:c="6"/>char Respuesta[16];</text:p>
      <text:p text:style-name="Standard"><text:s text:c="7"/>Respuesta[0]='S';</text:p>
      <text:p text:style-name="Standard"><text:s text:c="7"/>Respuesta[1]='E';</text:p>
      <text:p text:style-name="Standard"><text:s text:c="7"/>Respuesta[2]='P';</text:p>
      <text:p text:style-name="Standard"><text:s text:c="7"/>Respuesta[3]='O';</text:p>
      <text:p text:style-name="Standard"><text:s text:c="7"/>Respuesta[4]='I'; <text:s/></text:p>
      <text:p text:style-name="Standard"><text:s text:c="7"/>for (int i = 0; i &lt; 10;i++){Respuesta[i + 5 ]= Consignas[i]+1;}</text:p>
      <text:p text:style-name="Standard"><text:s text:c="7"/>Respuesta[15]='\0';</text:p>
      <text:p text:style-name="Standard"><text:s text:c="7"/>EnviarRespuesta(Respuesta); <text:s/></text:p>
      <text:p text:style-name="Standard"><text:s text:c="7"/>return; </text:p>
      <text:p text:style-name="Standard"><text:s text:c="4"/></text:p>
      <text:p text:style-name="Standard"><text:soft-page-break/><text:s text:c="4"/>}</text:p>
      <text:p text:style-name="Standard"><text:s text:c="4"/></text:p>
      <text:p text:style-name="Standard"><text:s text:c="4"/></text:p>
      <text:p text:style-name="Standard"><text:s text:c="5"/>if (CadenaIn.indexOf("WCOW")&gt;-1)</text:p>
      <text:p text:style-name="Standard"><text:s text:c="4"/>{</text:p>
      <text:p text:style-name="Standard"><text:s text:c="6"/>char Respuesta[16];</text:p>
      <text:p text:style-name="Standard"><text:s text:c="6"/>byte v = packetBuffer[5]-1;</text:p>
      <text:p text:style-name="Standard"><text:s text:c="6"/>byte p = packetBuffer[4]-1;</text:p>
      <text:p text:style-name="Standard"><text:s text:c="6"/></text:p>
      <text:p text:style-name="Standard"><text:s text:c="6"/>EEPROM.write(p + 940, v); <text:s text:c="5"/></text:p>
      <text:p text:style-name="Standard"><text:s text:c="6"/>Consignas[p]=v;</text:p>
      <text:p text:style-name="Standard"><text:s text:c="7"/></text:p>
      <text:p text:style-name="Standard"><text:s text:c="6"/>Respuesta[0]='S';</text:p>
      <text:p text:style-name="Standard"><text:s text:c="6"/>Respuesta[1]='E';</text:p>
      <text:p text:style-name="Standard"><text:s text:c="6"/>Respuesta[2]='P';</text:p>
      <text:p text:style-name="Standard"><text:s text:c="6"/>Respuesta[3]='O';</text:p>
      <text:p text:style-name="Standard"><text:s text:c="6"/>Respuesta[4]='I'; <text:s/></text:p>
      <text:p text:style-name="Standard"><text:s text:c="6"/>for (int i = 0; i &lt; 10;i++){Respuesta[i + 5 ]= Consignas[i]+1;}</text:p>
      <text:p text:style-name="Standard"><text:s text:c="6"/>Respuesta[15]='\0';</text:p>
      <text:p text:style-name="Standard"><text:s text:c="6"/>EnviarRespuesta(Respuesta); <text:s/></text:p>
      <text:p text:style-name="Standard"><text:s text:c="6"/>return; </text:p>
      <text:p text:style-name="Standard"><text:s text:c="4"/>} </text:p>
      <text:p text:style-name="Standard"><text:s text:c="4"/></text:p>
      <text:p text:style-name="Standard"><text:s text:c="5"/>if (CadenaIn.indexOf("WPERS")&gt;-1)</text:p>
      <text:p text:style-name="Standard"><text:s text:c="4"/>{</text:p>
      <text:p text:style-name="Standard"><text:s text:c="7"/>for (byte <text:s/>i = 0; i&lt;20;i++){EEPROM.write(i+3880, packetBuffer[5+i]-1);}</text:p>
      <text:p text:style-name="Standard"><text:s text:c="7"/>ReiniciarTiempoPersianas();</text:p>
      <text:p text:style-name="Standard"><text:s text:c="7"/>EnviarRespuesta("COMPLETED"); </text:p>
      <text:p text:style-name="Standard"><text:s text:c="7"/>return;</text:p>
      <text:p text:style-name="Standard"><text:s text:c="4"/>} </text:p>
      <text:p text:style-name="Standard"><text:s text:c="5"/>if (CadenaIn.indexOf("RESTPER")&gt;-1){</text:p>
      <text:p text:style-name="Standard"><text:s text:c="8"/>ReiniciarPosicionPersiana(packetBuffer[7]-1);</text:p>
      <text:p text:style-name="Standard"><text:s text:c="8"/>EnviarRespuesta("RESETEANDO PERSIANA");</text:p>
      <text:p text:style-name="Standard"><text:s text:c="8"/>return;</text:p>
      <text:p text:style-name="Standard"><text:s text:c="4"/>}</text:p>
      <text:p text:style-name="Standard"/>
      <text:p text:style-name="Standard"><text:s text:c="4"/>EnviarRespuesta("REPETIRMSG"); </text:p>
      <text:p text:style-name="Standard"><text:s text:c="2"/>}</text:p>
      <text:p text:style-name="Standard">}</text:p>
      <text:p text:style-name="Standard"/>
      <text:p text:style-name="Standard">void ReadDate(){</text:p>
      <text:p text:style-name="Standard"><text:s text:c="2"/>char Respuesta[26];</text:p>
      <text:p text:style-name="Standard"><text:s text:c="2"/>Respuesta[0]='E';</text:p>
      <text:p text:style-name="Standard"><text:s text:c="2"/>Respuesta[1]='S';</text:p>
      <text:p text:style-name="Standard"><text:s text:c="2"/>Respuesta[2]='T';</text:p>
      <text:p text:style-name="Standard"><text:s text:c="2"/>Respuesta[3]='A';</text:p>
      <text:p text:style-name="Standard"><text:s text:c="2"/>Respuesta[4]='C';</text:p>
      <text:p text:style-name="Standard"><text:s text:c="2"/>Respuesta[5]='T';</text:p>
      <text:p text:style-name="Standard"><text:s text:c="7"/></text:p>
      <text:p text:style-name="Standard"><text:s text:c="2"/>Respuesta[6]=TipoDia + 1;</text:p>
      <text:p text:style-name="Standard"><text:s text:c="2"/>Respuesta[7]=hour + 1;</text:p>
      <text:p text:style-name="Standard"><text:s text:c="2"/>Respuesta[8]=minute + 1;</text:p>
      <text:p text:style-name="Standard"><text:soft-page-break/><text:s text:c="2"/>Respuesta[9]=dayOfMonth + 1;</text:p>
      <text:p text:style-name="Standard"><text:s text:c="2"/>Respuesta[10]=month + 1;</text:p>
      <text:p text:style-name="Standard"><text:s text:c="2"/>Respuesta[11]=year + 1;</text:p>
      <text:p text:style-name="Standard"><text:s text:c="7"/></text:p>
      <text:p text:style-name="Standard"><text:s text:c="2"/>Respuesta[12]='\0';</text:p>
      <text:p text:style-name="Standard"><text:s text:c="2"/></text:p>
      <text:p text:style-name="Standard"><text:s text:c="2"/>EnviarRespuesta(Respuesta); </text:p>
      <text:p text:style-name="Standard">}</text:p>
      <text:p text:style-name="Standard">void EnvioEstadoActual()</text:p>
      <text:p text:style-name="Standard">{</text:p>
      <text:p text:style-name="Standard"><text:s text:c="2"/>char Respuesta[38];</text:p>
      <text:p text:style-name="Standard"><text:s text:c="2"/>Respuesta[0]='E';</text:p>
      <text:p text:style-name="Standard"><text:s text:c="2"/>Respuesta[1]='V';</text:p>
      <text:p text:style-name="Standard"><text:s text:c="2"/>Respuesta[2]='A';</text:p>
      <text:p text:style-name="Standard"><text:s text:c="2"/>Respuesta[3]='L';</text:p>
      <text:p text:style-name="Standard"><text:s text:c="5"/></text:p>
      <text:p text:style-name="Standard"><text:s text:c="2"/>for (byte <text:s/>i = 4; i&lt;34;i++)</text:p>
      <text:p text:style-name="Standard"><text:s text:c="2"/>{</text:p>
      <text:p text:style-name="Standard"><text:s text:c="5"/>Respuesta[i]=ElectricalCircuitValue[i-4]+1;</text:p>
      <text:p text:style-name="Standard"><text:s text:c="2"/>}</text:p>
      <text:p text:style-name="Standard"/>
      <text:p text:style-name="Standard"><text:s text:c="2"/>int v;</text:p>
      <text:p text:style-name="Standard"><text:s text:c="2"/>if ((Temperatura1 &gt;=1)&amp;&amp;(Temperatura1&lt;=49)){v =(Temperatura1*10)/2; Respuesta[34]=v+1;}else{Respuesta[34]=1;}</text:p>
      <text:p text:style-name="Standard"><text:s text:c="2"/>if ((Temperatura2 &gt;=1)&amp;&amp;(Temperatura2&lt;=49)){v =(Temperatura2*10)/2; Respuesta[35]=v+1;}else{Respuesta[35]=1;}</text:p>
      <text:p text:style-name="Standard"><text:s text:c="2"/>if ((Temperatura3 &gt;=1)&amp;&amp;(Temperatura3&lt;=49)){v =(Temperatura3*10)/2; Respuesta[36]=v+1;}else{Respuesta[36]=1;}</text:p>
      <text:p text:style-name="Standard"/>
      <text:p text:style-name="Standard"><text:s text:c="2"/>Respuesta[37]='\0';</text:p>
      <text:p text:style-name="Standard"><text:s text:c="2"/>EnviarRespuesta(Respuesta); </text:p>
      <text:p text:style-name="Standard"/>
      <text:p text:style-name="Standard">}</text:p>
      <text:p text:style-name="Standard"/>
      <text:p text:style-name="Standard">void EnviarRespuesta(char <text:s/>ReplyBuffer[])</text:p>
      <text:p text:style-name="Standard">{</text:p>
      <text:p text:style-name="Standard"><text:s text:c="4"/>// send a reply, to the IP address and port that sent us the packet we received</text:p>
      <text:p text:style-name="Standard"><text:s text:c="4"/>Udp.beginPacket(Udp.remoteIP(), Udp.remotePort());</text:p>
      <text:p text:style-name="Standard"><text:s text:c="4"/>Udp.write(ReplyBuffer);</text:p>
      <text:p text:style-name="Standard"><text:s text:c="4"/>Udp.endPacket();</text:p>
      <text:p text:style-name="Standard">}</text:p>
      <text:p text:style-name="Standard"/>
      <text:p text:style-name="Standard">void SelectScene(int Dir){Dir = (Dir-1) * 30;for (byte i =0 ; i&lt;30;i++){byte val =EEPROM.read(Dir+i); if (val&lt;250){ElectricalCircuitValue[i]=val;}}}</text:p>
      <text:p text:style-name="Standard">void CargaHora()</text:p>
      <text:p text:style-name="Standard">{</text:p>
      <text:p text:style-name="Standard"><text:s text:c="2"/>getDateDs1307(&amp;second, &amp;minute, &amp;hour, &amp;dayOfWeek, &amp;dayOfMonth, &amp;month, &amp;year);</text:p>
      <text:p text:style-name="Standard"><text:s text:c="2"/>LastMsg=millis();</text:p>
      <text:p text:style-name="Standard"><text:s text:c="2"/>if (minute != minutoMemory){ActualizaMinuto(); <text:s/>}</text:p>
      <text:p text:style-name="Standard">}</text:p>
      <text:p text:style-name="Standard">void ActualizaMinuto()</text:p>
      <text:p text:style-name="Standard">{</text:p>
      <text:p text:style-name="Standard"><text:s text:c="2"/>if(Enable_DaylightSavingTime==true)</text:p>
      <text:p text:style-name="Standard"><text:s text:c="2"/>{</text:p>
      <text:p text:style-name="Standard"><text:s text:c="6"/>//Adelanta la hora.Apartir del dia 25 de Marzo, busca el primer domingo</text:p>
      <text:p text:style-name="Standard"><text:soft-page-break/><text:s text:c="6"/>//y cuando se han las 2 de la noche adelanta el reloj una hora</text:p>
      <text:p text:style-name="Standard"><text:s text:c="6"/>if (month==3)</text:p>
      <text:p text:style-name="Standard"><text:s text:c="6"/>{</text:p>
      <text:p text:style-name="Standard"><text:s text:c="9"/>if (dayOfMonth &gt;= 26)</text:p>
      <text:p text:style-name="Standard"><text:s text:c="9"/>{</text:p>
      <text:p text:style-name="Standard"><text:s text:c="11"/>if (dayOfWeek = 7) <text:s text:c="5"/></text:p>
      <text:p text:style-name="Standard"><text:s text:c="11"/>{</text:p>
      <text:p text:style-name="Standard"><text:s text:c="13"/>if (hour==2)</text:p>
      <text:p text:style-name="Standard"><text:s text:c="13"/>{</text:p>
      <text:p text:style-name="Standard"><text:s text:c="16"/>hour = 3;</text:p>
      <text:p text:style-name="Standard"><text:s text:c="16"/>setDateDs1307(second, minute, hour, dayOfWeek, dayOfMonth, month, year);</text:p>
      <text:p text:style-name="Standard"><text:s text:c="13"/>}</text:p>
      <text:p text:style-name="Standard"><text:s text:c="11"/>}</text:p>
      <text:p text:style-name="Standard"><text:s text:c="11"/></text:p>
      <text:p text:style-name="Standard"><text:s text:c="9"/>}</text:p>
      <text:p text:style-name="Standard"><text:s text:c="6"/>}</text:p>
      <text:p text:style-name="Standard"><text:s text:c="6"/>//Retrasa la hora.Apartir del dia 25 de Octubre, busca el primer domingo</text:p>
      <text:p text:style-name="Standard"><text:s text:c="6"/>//y cuando se han las 2 de la noche retrasa el reloj una hora</text:p>
      <text:p text:style-name="Standard"><text:s text:c="6"/>if (month==10)</text:p>
      <text:p text:style-name="Standard"><text:s text:c="6"/>{</text:p>
      <text:p text:style-name="Standard"><text:s text:c="9"/>if (dayOfMonth &gt;= 26)</text:p>
      <text:p text:style-name="Standard"><text:s text:c="9"/>{</text:p>
      <text:p text:style-name="Standard"><text:s text:c="11"/>if (dayOfWeek = 7) <text:s text:c="5"/></text:p>
      <text:p text:style-name="Standard"><text:s text:c="11"/>{</text:p>
      <text:p text:style-name="Standard"><text:s text:c="13"/>if ((hour==2)&amp;&amp;(HoraRetrasa==false))</text:p>
      <text:p text:style-name="Standard"><text:s text:c="13"/>{</text:p>
      <text:p text:style-name="Standard"><text:s text:c="16"/>hour = 1;</text:p>
      <text:p text:style-name="Standard"><text:s text:c="16"/>HoraRetrasa=true;</text:p>
      <text:p text:style-name="Standard"><text:s text:c="16"/>setDateDs1307(second, minute, hour, dayOfWeek, dayOfMonth, month, year);</text:p>
      <text:p text:style-name="Standard"><text:s text:c="13"/>}</text:p>
      <text:p text:style-name="Standard"><text:s text:c="11"/>}</text:p>
      <text:p text:style-name="Standard"><text:s text:c="11"/></text:p>
      <text:p text:style-name="Standard"><text:s text:c="9"/>}</text:p>
      <text:p text:style-name="Standard"><text:s text:c="6"/>}</text:p>
      <text:p text:style-name="Standard"><text:s text:c="4"/>}</text:p>
      <text:p text:style-name="Standard"><text:s text:c="4"/>if (hour==3){HoraRetrasa=false;}</text:p>
      <text:p text:style-name="Standard"><text:s text:c="4"/>minutoMemory=minute;</text:p>
      <text:p text:style-name="Standard"><text:s text:c="4"/></text:p>
      <text:p text:style-name="Standard"/>
      <text:p text:style-name="Standard"><text:s text:c="4"/>TipoDia=dayOfWeek;</text:p>
      <text:p text:style-name="Standard"><text:s text:c="4"/>int Reg;</text:p>
      <text:p text:style-name="Standard"><text:s text:c="4"/></text:p>
      <text:p text:style-name="Standard"><text:s text:c="4"/>for (Reg=3900; Reg&lt;=3948;Reg=Reg+2){if (month == EEPROM.read(Reg)){if (dayOfMonth== EEPROM.read(Reg+1)){TipoDia=8;}}}//Verificacion Dia Especial 1</text:p>
      <text:p text:style-name="Standard"><text:s text:c="4"/>for (Reg=3950; Reg&lt;=3998;Reg=Reg+2){if (month == EEPROM.read(Reg)){if (dayOfMonth== EEPROM.read(Reg+1)){TipoDia=9;}}}//Verificacion Dia Especial 2</text:p>
      <text:p text:style-name="Standard"/>
      <text:p text:style-name="Standard"><text:s text:c="4"/>int R= ((TipoDia-1)*320)+1000;</text:p>
      <text:p text:style-name="Standard"><text:s text:c="4"/>for (Reg=R; Reg&lt;=(R+316);Reg=Reg+4) <text:s text:c="3"/>{if ((hour==EEPROM.read(Reg))&amp;&amp;(minute==EEPROM.read(Reg+1))){byte ci=EEPROM.read(Reg+2);if ((ci&gt;=0) &amp;&amp;(ci&lt;50) &amp;&amp; (EEPROM.read(ci+400)==1)){if (ci&lt;30){ElectricalCircuitValue[ci]=EEPROM.read(Reg+3);}else{if (ci&lt;40){SelectScene(ci-29);}else{if (EEPROM.read(Reg+3)==1){Condicionados[ci-40]=true;}else{Condicionados[ci-40]=false;}}}}}} </text:p>
      <text:p text:style-name="Standard"><text:soft-page-break/></text:p>
      <text:p text:style-name="Standard"><text:s text:c="4"/>for (Reg=950; Reg&lt;=994;Reg=Reg+4) <text:s text:c="3"/>{if ((hour==EEPROM.read(Reg))&amp;&amp;(minute==EEPROM.read(Reg+1))){EEPROM.write(Reg, 66); byte ci=EEPROM.read(Reg+2);if ((ci&gt;=0) &amp;&amp;(ci&lt;50) ){if (ci&lt;30){ElectricalCircuitValue[ci]=EEPROM.read(Reg+3);}else{if (ci&lt;40){SelectScene(ci-29);}else{if (EEPROM.read(Reg+3)==1){Condicionados[ci-40]=true;}else{Condicionados[ci-40]=false;}}}}}} </text:p>
      <text:p text:style-name="Standard"/>
      <text:p text:style-name="Standard">}</text:p>
      <text:p text:style-name="Standard">/******************************************************************/</text:p>
      <text:p text:style-name="Standard">// <text:s/>FUNCIONES RELOJ</text:p>
      <text:p text:style-name="Standard">/*****************************************************************/</text:p>
      <text:p text:style-name="Standard"/>
      <text:p text:style-name="Standard">// Convert normal decimal numbers to binary coded decimal</text:p>
      <text:p text:style-name="Standard">byte decToBcd(byte val)</text:p>
      <text:p text:style-name="Standard">{</text:p>
      <text:p text:style-name="Standard"><text:s text:c="2"/>return ( (val/10*16) + (val%10) );</text:p>
      <text:p text:style-name="Standard">}</text:p>
      <text:p text:style-name="Standard"/>
      <text:p text:style-name="Standard">// Convert binary coded decimal to normal decimal numbers</text:p>
      <text:p text:style-name="Standard">byte bcdToDec(byte val)</text:p>
      <text:p text:style-name="Standard">{</text:p>
      <text:p text:style-name="Standard"><text:s text:c="2"/>return ( (val/16*10) + (val%16) );</text:p>
      <text:p text:style-name="Standard">}</text:p>
      <text:p text:style-name="Standard"/>
      <text:p text:style-name="Standard">// Stops the DS1307, but it has the side effect of setting seconds to 0</text:p>
      <text:p text:style-name="Standard">// Probably only want to use this for testing</text:p>
      <text:p text:style-name="Standard">/*void stopDs1307()</text:p>
      <text:p text:style-name="Standard">{</text:p>
      <text:p text:style-name="Standard"><text:s text:c="2"/>Wire.beginTransmission(DS1307_I2C_ADDRESS);</text:p>
      <text:p text:style-name="Standard"><text:s text:c="2"/>Wire.send(0);</text:p>
      <text:p text:style-name="Standard"><text:s text:c="2"/>Wire.send(0x80);</text:p>
      <text:p text:style-name="Standard"><text:s text:c="2"/>Wire.endTransmission();</text:p>
      <text:p text:style-name="Standard">}*/</text:p>
      <text:p text:style-name="Standard"/>
      <text:p text:style-name="Standard">// 1) Sets the date and time on the ds1307</text:p>
      <text:p text:style-name="Standard">// 2) Starts the clock</text:p>
      <text:p text:style-name="Standard">// 3) Sets hour mode to 24 hour clock</text:p>
      <text:p text:style-name="Standard">// Assumes you're passing in valid numbers</text:p>
      <text:p text:style-name="Standard">void setDateDs1307(byte second, <text:s text:c="7"/>// 0-59</text:p>
      <text:p text:style-name="Standard"><text:s text:c="19"/>byte minute, <text:s text:c="7"/>// 0-59</text:p>
      <text:p text:style-name="Standard"><text:s text:c="19"/>byte hour, <text:s text:c="9"/>// 1-23</text:p>
      <text:p text:style-name="Standard"><text:s text:c="19"/>byte dayOfWeek, <text:s text:c="4"/>// 1-7</text:p>
      <text:p text:style-name="Standard"><text:s text:c="19"/>byte dayOfMonth, <text:s text:c="3"/>// 1-28/29/30/31</text:p>
      <text:p text:style-name="Standard"><text:s text:c="19"/>byte month, <text:s text:c="8"/>// 1-12</text:p>
      <text:p text:style-name="Standard"><text:s text:c="19"/>byte year) <text:s text:c="9"/>// 0-99</text:p>
      <text:p text:style-name="Standard">{</text:p>
      <text:p text:style-name="Standard"><text:s text:c="3"/>Wire.beginTransmission(DS1307_I2C_ADDRESS);</text:p>
      <text:p text:style-name="Standard"><text:s text:c="3"/>Wire.write(0);</text:p>
      <text:p text:style-name="Standard"><text:s text:c="3"/>Wire.write(decToBcd(second)); <text:s text:c="3"/>// 0 to bit 7 starts the clock</text:p>
      <text:p text:style-name="Standard"><text:s text:c="3"/>Wire.write(decToBcd(minute));</text:p>
      <text:p text:style-name="Standard"><text:s text:c="3"/>Wire.write(decToBcd(hour)); <text:s text:c="5"/>// If you want 12 hour am/pm you need to set</text:p>
      <text:p text:style-name="Standard"><text:s text:c="35"/>// bit 6 (also need to change readDateDs1307)</text:p>
      <text:p text:style-name="Standard"><text:s text:c="3"/>Wire.write(decToBcd(dayOfWeek));</text:p>
      <text:p text:style-name="Standard"><text:soft-page-break/><text:s text:c="3"/>Wire.write(decToBcd(dayOfMonth));</text:p>
      <text:p text:style-name="Standard"><text:s text:c="3"/>Wire.write(decToBcd(month));</text:p>
      <text:p text:style-name="Standard"><text:s text:c="3"/>Wire.write(decToBcd(year));</text:p>
      <text:p text:style-name="Standard"><text:s text:c="3"/>Wire.endTransmission();</text:p>
      <text:p text:style-name="Standard">}</text:p>
      <text:p text:style-name="Standard"/>
      <text:p text:style-name="Standard">// Gets the date and time from the ds1307</text:p>
      <text:p text:style-name="Standard">void getDateDs1307(byte *second,</text:p>
      <text:p text:style-name="Standard"><text:s text:c="10"/>byte *minute,</text:p>
      <text:p text:style-name="Standard"><text:s text:c="10"/>byte *hour,</text:p>
      <text:p text:style-name="Standard"><text:s text:c="10"/>byte *dayOfWeek,</text:p>
      <text:p text:style-name="Standard"><text:s text:c="10"/>byte *dayOfMonth,</text:p>
      <text:p text:style-name="Standard"><text:s text:c="10"/>byte *month,</text:p>
      <text:p text:style-name="Standard"><text:s text:c="10"/>byte *year)</text:p>
      <text:p text:style-name="Standard">{</text:p>
      <text:p text:style-name="Standard"><text:s text:c="2"/>// Reset the register pointer</text:p>
      <text:p text:style-name="Standard"><text:s text:c="2"/>Wire.beginTransmission(DS1307_I2C_ADDRESS);</text:p>
      <text:p text:style-name="Standard"><text:s text:c="2"/>Wire.write(0);</text:p>
      <text:p text:style-name="Standard"><text:s text:c="2"/>Wire.endTransmission();</text:p>
      <text:p text:style-name="Standard"><text:s/></text:p>
      <text:p text:style-name="Standard"><text:s text:c="2"/>Wire.requestFrom(DS1307_I2C_ADDRESS, 7);</text:p>
      <text:p text:style-name="Standard"/>
      <text:p text:style-name="Standard"><text:s text:c="2"/>// A few of these need masks because certain bits are control bits</text:p>
      <text:p text:style-name="Standard"><text:s text:c="2"/>if (Wire.available()==7){</text:p>
      <text:p text:style-name="Standard"><text:s text:c="4"/>*second <text:s text:c="4"/>= bcdToDec(Wire.read() &amp; 0x7f);</text:p>
      <text:p text:style-name="Standard"><text:s text:c="4"/>*minute <text:s text:c="4"/>= bcdToDec(Wire.read());</text:p>
      <text:p text:style-name="Standard"><text:s text:c="4"/>*hour <text:s text:c="6"/>= bcdToDec(Wire.read() &amp; 0x3f); <text:s/>// Need to change this if 12 hour am/pm</text:p>
      <text:p text:style-name="Standard"><text:s text:c="4"/>*dayOfWeek <text:s/>= bcdToDec(Wire.read());</text:p>
      <text:p text:style-name="Standard"><text:s text:c="4"/>*dayOfMonth = bcdToDec(Wire.read());</text:p>
      <text:p text:style-name="Standard"><text:s text:c="4"/>*month <text:s text:c="5"/>= bcdToDec(Wire.read());</text:p>
      <text:p text:style-name="Standard"><text:s text:c="4"/>*year <text:s text:c="6"/>= bcdToDec(Wire.read());</text:p>
      <text:p text:style-name="Standard"><text:s text:c="2"/>}</text:p>
      <text:p text:style-name="Standard">}</text:p>
      <text:p text:style-name="Standard"/>
      <text:p text:style-name="Standard">/******************************************************************/</text:p>
      <text:p text:style-name="Standard">// REFRESCAR</text:p>
      <text:p text:style-name="Standard">/*****************************************************************/</text:p>
      <text:p text:style-name="Standard">void connectAndRfr(){</text:p>
      <text:p text:style-name="Standard"><text:s text:c="2"/>if (Mail==""){return;}</text:p>
      <text:p text:style-name="Standard"><text:s text:c="2"/>if (client.connect("www.excontrol.es", 80)) {</text:p>
      <text:p text:style-name="Standard"><text:s text:c="4"/>client.print("GET http://excontrol.es/Users/IpSet.aspx?Mail=");</text:p>
      <text:p text:style-name="Standard"><text:s text:c="4"/>client.print(Mail + "&amp;Key=" + Key);</text:p>
      <text:p text:style-name="Standard"/>
      <text:p text:style-name="Standard"><text:s text:c="4"/>client.println(" HTTP/1.0");</text:p>
      <text:p text:style-name="Standard"><text:s text:c="4"/>client.println();</text:p>
      <text:p text:style-name="Standard"><text:s text:c="4"/>RfIp();</text:p>
      <text:p text:style-name="Standard"><text:s text:c="2"/></text:p>
      <text:p text:style-name="Standard"><text:s text:c="2"/>}</text:p>
      <text:p text:style-name="Standard">}</text:p>
      <text:p text:style-name="Standard"/>
      <text:p text:style-name="Standard">void RfIp(){</text:p>
      <text:p text:style-name="Standard"><text:s text:c="2"/>int Reintento;</text:p>
      <text:p text:style-name="Standard"><text:soft-page-break/><text:s text:c="2"/>Reintento=0;</text:p>
      <text:p text:style-name="Standard"/>
      <text:p text:style-name="Standard"><text:s text:c="2"/>while(true){</text:p>
      <text:p text:style-name="Standard"><text:s text:c="4"/>if (client.available()) {</text:p>
      <text:p text:style-name="Standard"><text:s text:c="6"/>int c;</text:p>
      <text:p text:style-name="Standard"><text:s text:c="6"/>for (c=0;c&lt;5;c++){char c = client.read();}</text:p>
      <text:p text:style-name="Standard"><text:s text:c="6"/>client.stop();</text:p>
      <text:p text:style-name="Standard"><text:s text:c="6"/>client.flush();</text:p>
      <text:p text:style-name="Standard"><text:s text:c="6"/>return;</text:p>
      <text:p text:style-name="Standard"><text:s text:c="4"/>}</text:p>
      <text:p text:style-name="Standard"><text:s text:c="4"/>else{</text:p>
      <text:p text:style-name="Standard"/>
      <text:p text:style-name="Standard"><text:s text:c="6"/>Reintento++;</text:p>
      <text:p text:style-name="Standard"><text:s text:c="6"/>RecepcionPaqueteUDP();</text:p>
      <text:p text:style-name="Standard"><text:s text:c="6"/>InputState();</text:p>
      <text:p text:style-name="Standard"><text:s text:c="6"/>for (int p =0; p&lt;NumeroPersianas;p++){GestionMovPersianas(p);} //Control de movimiento persianas</text:p>
      <text:p text:style-name="Standard"><text:s text:c="6"/>OutControl();</text:p>
      <text:p text:style-name="Standard"><text:s text:c="6"/>delay(10);</text:p>
      <text:p text:style-name="Standard"><text:s text:c="6"/>if (Reintento &gt;= 100 ){</text:p>
      <text:p text:style-name="Standard"><text:s text:c="8"/>client.stop();</text:p>
      <text:p text:style-name="Standard"><text:s text:c="8"/>client.flush();</text:p>
      <text:p text:style-name="Standard"><text:s text:c="8"/>return;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 Cerve</meta:initial-creator>
    <meta:creation-date>2014-02-06T18:32:04.23</meta:creation-date>
    <dc:date>2014-02-06T18:40:01.12</dc:date>
    <dc:creator>Rober Cerve</dc:creator>
    <meta:editing-duration>PT7M5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9" meta:paragraph-count="1286" meta:word-count="3303" meta:character-count="45225"/>
  </office:meta>
</office:document-meta>
</file>